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19in"/>
    </style:style>
    <style:style style:name="co2" style:family="table-column">
      <style:table-column-properties fo:break-before="auto" style:column-width="4.2417in"/>
    </style:style>
    <style:style style:name="co3" style:family="table-column">
      <style:table-column-properties fo:break-before="auto" style:column-width="2.6429in"/>
    </style:style>
    <style:style style:name="co4" style:family="table-column">
      <style:table-column-properties fo:break-before="auto" style:column-width="1.5055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965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1.5264in"/>
    </style:style>
    <style:style style:name="co10" style:family="table-column">
      <style:table-column-properties fo:break-before="auto" style:column-width="0.7984in"/>
    </style:style>
    <style:style style:name="co11" style:family="table-column">
      <style:table-column-properties fo:break-before="auto" style:column-width="1.3417in"/>
    </style:style>
    <style:style style:name="co12" style:family="table-column">
      <style:table-column-properties fo:break-before="auto" style:column-width="2.8071in"/>
    </style:style>
    <style:style style:name="co13" style:family="table-column">
      <style:table-column-properties fo:break-before="auto" style:column-width="1.8646in"/>
    </style:style>
    <style:style style:name="co14" style:family="table-column">
      <style:table-column-properties fo:break-before="auto" style:column-width="1.6189in"/>
    </style:style>
    <style:style style:name="co15" style:family="table-column">
      <style:table-column-properties fo:break-before="auto" style:column-width="2.0799in"/>
    </style:style>
    <style:style style:name="co16" style:family="table-column">
      <style:table-column-properties fo:break-before="auto" style:column-width="3.7717in"/>
    </style:style>
    <style:style style:name="co17" style:family="table-column">
      <style:table-column-properties fo:break-before="auto" style:column-width="5.6583in"/>
    </style:style>
    <style:style style:name="co18" style:family="table-column">
      <style:table-column-properties fo:break-before="auto" style:column-width="1.4417in"/>
    </style:style>
    <style:style style:name="co19" style:family="table-column">
      <style:table-column-properties fo:break-before="auto" style:column-width="1.5799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1.3028in"/>
    </style:style>
    <style:style style:name="co22" style:family="table-column">
      <style:table-column-properties fo:break-before="auto" style:column-width="2.0244in"/>
    </style:style>
    <style:style style:name="co23" style:family="table-column">
      <style:table-column-properties fo:break-before="auto" style:column-width="10.3335in"/>
    </style:style>
    <style:style style:name="co24" style:family="table-column">
      <style:table-column-properties fo:break-before="auto" style:column-width="1.1362in"/>
    </style:style>
    <style:style style:name="co25" style:family="table-column">
      <style:table-column-properties fo:break-before="auto" style:column-width="1.7193in"/>
    </style:style>
    <style:style style:name="co26" style:family="table-column">
      <style:table-column-properties fo:break-before="auto" style:column-width="22.8728in"/>
    </style:style>
    <style:style style:name="co27" style:family="table-column">
      <style:table-column-properties fo:break-before="auto" style:column-width="0.8591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8189in" fo:break-before="auto" style:use-optimal-row-height="false"/>
    </style:style>
    <style:style style:name="ta1" style:family="table" style:master-page-name="PageStyle_5f_team-event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ackground-color="#ffff00" style:cell-protect="protected" style:print-content="true" fo:padding="0.028in"/>
    </style:style>
    <style:style style:name="ce5" style:family="table-cell" style:parent-style-name="Default">
      <style:table-cell-properties style:cell-protect="protected" style:print-content="true" fo:background-color="transparent" fo:padding="0.028in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" style:family="table-cell" style:parent-style-name="Default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fo:background-color="transparent" fo:padding="0.028in"/>
    </style:style>
    <style:style style:name="ce11" style:family="table-cell" style:parent-style-name="Default" style:data-style-name="N36">
      <style:table-cell-properties fo:background-color="#ffff32" style:cell-protect="protected" style:print-content="true" fo:padding="0.028in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 style:data-style-name="N36">
      <style:table-cell-properties style:cell-protect="protected" style:print-content="true" fo:background-color="transparent" fo:padding="0.028in"/>
    </style:style>
    <style:style style:name="ce13" style:family="table-cell" style:parent-style-name="Default" style:data-style-name="N37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3"/>
    <style:style style:name="ce15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/>
      <table:table table:name="ready_for_upload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number-columns-repeated="1001" table:default-cell-style-name="Default"/>
        <table:table-column table:style-name="co6" table:number-columns-repeated="19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Event Name</text:p>
          </table:table-cell>
          <table:table-cell table:style-name="ce3" office:value-type="string" calcext:value-type="string">
            <text:p>Venue</text:p>
          </table:table-cell>
          <table:table-cell table:style-name="ce6" office:value-type="string" calcext:value-type="string">
            <text:p>Weeken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2012 - 10U</text:p>
          </table:table-cell>
          <table:table-cell table:style-name="ce4" office:value-type="string" calcext:value-type="string">
            <text:p>Shamrock Classic</text:p>
          </table:table-cell>
          <table:table-cell table:style-name="ce4" office:value-type="string" calcext:value-type="string">
            <text:p>Mount Vernon, OH, USA</text:p>
          </table:table-cell>
          <table:table-cell table:style-name="ce7" office:value-type="string" calcext:value-type="string">
            <text:p>03/18 - 03/20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09 - 12U</text:p>
          </table:table-cell>
          <table:table-cell table:style-name="ce4" office:value-type="string" calcext:value-type="string">
            <text:p>Hall Of Fame Indoor Tournament</text:p>
          </table:table-cell>
          <table:table-cell table:style-name="ce4" office:value-type="string" calcext:value-type="string">
            <text:p>Canton, OH, USA</text:p>
          </table:table-cell>
          <table:table-cell table:style-name="ce7" office:value-type="string" calcext:value-type="string">
            <text:p>04/01 - 04/03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09 - 12U</text:p>
          </table:table-cell>
          <table:table-cell table:style-name="ce4" office:value-type="string" calcext:value-type="string">
            <text:p>Ytown Mayhem</text:p>
          </table:table-cell>
          <table:table-cell table:style-name="ce4" office:value-type="string" calcext:value-type="string">
            <text:p>Hubbard, OH, USA</text:p>
          </table:table-cell>
          <table:table-cell table:style-name="ce7" office:value-type="string" calcext:value-type="string">
            <text:p>04/22 - 04/24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12 - 10U</text:p>
          </table:table-cell>
          <table:table-cell table:style-name="ce4" office:value-type="string" calcext:value-type="string">
            <text:p>Racers Early Bird Tournament</text:p>
          </table:table-cell>
          <table:table-cell table:style-name="ce4" office:value-type="string" calcext:value-type="string">
            <text:p>Rootstown, OH, USA</text:p>
          </table:table-cell>
          <table:table-cell table:style-name="ce7" office:value-type="string" calcext:value-type="string">
            <text:p>05/06 - 05/08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07 - 14U</text:p>
          </table:table-cell>
          <table:table-cell table:style-name="ce4" office:value-type="string" calcext:value-type="string">
            <text:p>Racers Fastpitch Early Bird Tournament</text:p>
          </table:table-cell>
          <table:table-cell table:style-name="ce4" office:value-type="string" calcext:value-type="string">
            <text:p>Rootstown, OH, USA</text:p>
          </table:table-cell>
          <table:table-cell table:style-name="ce7" office:value-type="string" calcext:value-type="string">
            <text:p>05/06 - 05/08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12 - 10U</text:p>
          </table:table-cell>
          <table:table-cell table:style-name="ce4" office:value-type="string" calcext:value-type="string">
            <text:p>Choose Joy Tournament</text:p>
          </table:table-cell>
          <table:table-cell table:style-name="ce4" office:value-type="string" calcext:value-type="string">
            <text:p>Canfield, OH, USA</text:p>
          </table:table-cell>
          <table:table-cell table:style-name="ce7" office:value-type="string" calcext:value-type="string">
            <text:p>05/13 - 05/15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12 - 10U</text:p>
          </table:table-cell>
          <table:table-cell table:style-name="ce4" office:value-type="string" calcext:value-type="string">
            <text:p>Ohio Spring Fever</text:p>
          </table:table-cell>
          <table:table-cell table:style-name="ce4" office:value-type="string" calcext:value-type="string">
            <text:p>Stow, OH, USA</text:p>
          </table:table-cell>
          <table:table-cell table:style-name="ce7" office:value-type="string" calcext:value-type="string">
            <text:p>05/20 - 05/22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07 - 14U</text:p>
          </table:table-cell>
          <table:table-cell table:style-name="ce4" office:value-type="string" calcext:value-type="string">
            <text:p>5th Annual Memorial Classic</text:p>
          </table:table-cell>
          <table:table-cell table:style-name="ce4" office:value-type="string" calcext:value-type="string">
            <text:p>North Ridgeville, OH, USA</text:p>
          </table:table-cell>
          <table:table-cell table:style-name="ce7" office:value-type="string" calcext:value-type="string">
            <text:p>05/27 - 05/29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07 - 14U</text:p>
          </table:table-cell>
          <table:table-cell table:style-name="ce4" office:value-type="string" calcext:value-type="string">
            <text:p>Tallmadge T-Town Showdown</text:p>
          </table:table-cell>
          <table:table-cell table:style-name="ce4" office:value-type="string" calcext:value-type="string">
            <text:p>Tallmadge, OH, USA</text:p>
          </table:table-cell>
          <table:table-cell table:style-name="ce7" office:value-type="string" calcext:value-type="string">
            <text:p>06/03 - 06/0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2012 - 10U</text:p>
          </table:table-cell>
          <table:table-cell table:style-name="ce4" office:value-type="string" calcext:value-type="string">
            <text:p>Mapleleaf Classic</text:p>
          </table:table-cell>
          <table:table-cell table:style-name="ce4" office:value-type="string" calcext:value-type="string">
            <text:p>Streetsboro, OH, USA</text:p>
          </table:table-cell>
          <table:table-cell table:style-name="ce7" office:value-type="string" calcext:value-type="string">
            <text:p>06/03 - 06/05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07 - 14U</text:p>
          </table:table-cell>
          <table:table-cell table:style-name="ce4" office:value-type="string" calcext:value-type="string">
            <text:p>Battle At Barlow</text:p>
          </table:table-cell>
          <table:table-cell table:style-name="ce4" office:value-type="string" calcext:value-type="string">
            <text:p>Hudson, OH, USA</text:p>
          </table:table-cell>
          <table:table-cell table:style-name="ce7" office:value-type="string" calcext:value-type="string">
            <text:p>06/10 - 06/12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2012 - 10U</text:p>
          </table:table-cell>
          <table:table-cell table:style-name="ce4" office:value-type="string" calcext:value-type="string">
            <text:p>Father’s Day Win Some Bling Tournament</text:p>
          </table:table-cell>
          <table:table-cell table:style-name="ce4" office:value-type="string" calcext:value-type="string">
            <text:p>Youngstown, OH, USA</text:p>
          </table:table-cell>
          <table:table-cell table:style-name="ce7" office:value-type="string" calcext:value-type="string">
            <text:p>06/17 - 06/19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07 - 14U</text:p>
          </table:table-cell>
          <table:table-cell table:style-name="ce4" office:value-type="string" calcext:value-type="string">
            <text:p>Father's Day Blast</text:p>
          </table:table-cell>
          <table:table-cell table:style-name="ce4" office:value-type="string" calcext:value-type="string">
            <text:p>Canfield, Ohio, USA</text:p>
          </table:table-cell>
          <table:table-cell table:style-name="ce7" office:value-type="string" calcext:value-type="string">
            <text:p>06/17 - 06/19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2007 - 14U</text:p>
          </table:table-cell>
          <table:table-cell table:style-name="ce4" office:value-type="string" calcext:value-type="string">
            <text:p>Apple Pie Charity</text:p>
          </table:table-cell>
          <table:table-cell table:style-name="ce4" office:value-type="string" calcext:value-type="string">
            <text:p>Gnadenhutten, OH, USA</text:p>
          </table:table-cell>
          <table:table-cell table:style-name="ce7" office:value-type="string" calcext:value-type="string">
            <text:p>07/01 - 07/03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2007 - 14U</text:p>
          </table:table-cell>
          <table:table-cell table:style-name="ce4" office:value-type="string" calcext:value-type="string">
            <text:p>Battle In The Burg</text:p>
          </table:table-cell>
          <table:table-cell table:style-name="ce4" office:value-type="string" calcext:value-type="string">
            <text:p>Leavittsburg, OH, USA</text:p>
          </table:table-cell>
          <table:table-cell table:style-name="ce7" office:value-type="string" calcext:value-type="string">
            <text:p>07/08 - 07/1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2012 - 10U</text:p>
          </table:table-cell>
          <table:table-cell table:style-name="ce4" office:value-type="string" calcext:value-type="string">
            <text:p>Cinderella Classic</text:p>
          </table:table-cell>
          <table:table-cell table:style-name="ce4" office:value-type="string" calcext:value-type="string">
            <text:p>North Ridgeville, OH, USA</text:p>
          </table:table-cell>
          <table:table-cell table:style-name="ce7" office:value-type="string" calcext:value-type="string">
            <text:p>07/08 - 07/10</text:p>
          </table:table-cell>
          <table:table-cell table:style-name="ce6" table:number-columns-repeated="1020"/>
        </table:table-row>
        <table:table-row table:style-name="ro1">
          <table:table-cell table:style-name="ce4" office:value-type="string" calcext:value-type="string">
            <text:p>2007 - 14U</text:p>
          </table:table-cell>
          <table:table-cell table:style-name="ce4" office:value-type="string" calcext:value-type="string">
            <text:p>Showdown At J-Town</text:p>
          </table:table-cell>
          <table:table-cell table:style-name="ce4" office:value-type="string" calcext:value-type="string">
            <text:p>Jefferson, OH, USA</text:p>
          </table:table-cell>
          <table:table-cell table:style-name="ce7" office:value-type="string" calcext:value-type="string">
            <text:p>07/15 - 07/1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2007 - 14U</text:p>
          </table:table-cell>
          <table:table-cell table:style-name="ce4" office:value-type="string" calcext:value-type="string">
            <text:p>World Series 14u</text:p>
          </table:table-cell>
          <table:table-cell table:style-name="ce4" office:value-type="string" calcext:value-type="string">
            <text:p>Columbus, OH, USA</text:p>
          </table:table-cell>
          <table:table-cell table:style-name="ce7" office:value-type="string" calcext:value-type="string">
            <text:p>12/30 - 01/01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2012 - 10U</text:p>
          </table:table-cell>
          <table:table-cell table:style-name="ce4" office:value-type="string" calcext:value-type="string">
            <text:p>Hope’s Turn At Bat</text:p>
          </table:table-cell>
          <table:table-cell table:style-name="ce4" office:value-type="string" calcext:value-type="string">
            <text:p>Mayfield, Ohio, USA</text:p>
          </table:table-cell>
          <table:table-cell table:style-name="ce7" office:value-type="string" calcext:value-type="string">
            <text:p>07/22 - 07/24</text:p>
          </table:table-cell>
          <table:table-cell table:style-name="ce6"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Removed duplicates, removed FIRE FASTPITCH from team name. Added list to database manually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1048520">
          <table:table-cell table:number-columns-repeated="1024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lculated dates" table:style-name="ta1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9" table:default-cell-style-name="ce12"/>
        <table:table-column table:style-name="co3" table:default-cell-style-name="ce2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02" table:default-cell-style-name="Default"/>
        <table:table-row table:style-name="ro3">
          <table:table-cell table:style-name="ce8" office:value-type="string" calcext:value-type="string" table:number-columns-spanned="8" table:number-rows-spanned="1">
            <text:p>First remove comma after month in column C select column Edit &gt; Find &amp; Replace: find field enter , hit replace all. <text:s/>Columns E-I should populate automatically, copy values in column I past special into column J</text:p>
          </table:table-cell>
          <table:covered-table-cell table:style-name="ce3"/>
          <table:covered-table-cell table:style-name="ce11"/>
          <table:covered-table-cell table:style-name="ce3"/>
          <table:covered-table-cell table:number-columns-repeated="4"/>
          <table:table-cell table:number-columns-repeated="1003"/>
        </table:table-row>
        <table:table-row table:style-name="ro1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vent Name</text:p>
          </table:table-cell>
          <table:table-cell table:style-name="ce11" office:value-type="string" calcext:value-type="string">
            <text:p>Date</text:p>
          </table:table-cell>
          <table:table-cell table:style-name="ce1" office:value-type="string" calcext:value-type="string">
            <text:p>Venue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Friday-text</text:p>
          </table:table-cell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Sunday-text</text:p>
          </table:table-cell>
          <table:table-cell table:number-columns-repeated="2" table:style-name="ce6" office:value-type="string" calcext:value-type="string">
            <text:p>Weeken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ll Ball League</text:p>
          </table:table-cell>
          <table:table-cell office:value-type="date" office:date-value="2021-10-17" calcext:value-type="date">
            <text:p>10/17/2021</text:p>
          </table:table-cell>
          <table:table-cell office:value-type="string" calcext:value-type="string">
            <text:p>Hubbard, OH, USA</text:p>
          </table:table-cell>
          <table:table-cell table:style-name="ce13" table:formula="of:=IF(WEEKDAY([.C3])=6;[.C3];IF(WEEKDAY([.C3])=7;[.C3]-1;IF(WEEKDAY([.C3])=1;[.C3]-2)))" office:value-type="date" office:date-value="2021-10-15" calcext:value-type="date">
            <text:p>10/15/21</text:p>
          </table:table-cell>
          <table:table-cell table:style-name="ce14" table:formula="of:=TEXT([.E3]; &quot;MM/DD&quot;)" office:value-type="string" office:string-value="10/15" calcext:value-type="string">
            <text:p>10/15</text:p>
          </table:table-cell>
          <table:table-cell table:style-name="ce15" table:formula="of:=[.E3]+2" office:value-type="date" office:date-value="2021-10-17" calcext:value-type="date">
            <text:p>10/17/21</text:p>
          </table:table-cell>
          <table:table-cell table:formula="of:=TEXT([.G3]; &quot;MM/DD&quot;)" office:value-type="string" office:string-value="10/17" calcext:value-type="string">
            <text:p>10/17</text:p>
          </table:table-cell>
          <table:table-cell table:formula="of:=CONCATENATE([.F3];&quot; - &quot;; [.H3])" office:value-type="string" office:string-value="10/15 - 10/17" calcext:value-type="string">
            <text:p>10/15 - 10/17</text:p>
          </table:table-cell>
          <table:table-cell office:value-type="string" calcext:value-type="string">
            <text:p>10/15 - 10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Pumpkin Smash</text:p>
          </table:table-cell>
          <table:table-cell office:value-type="date" office:date-value="2021-10-23" calcext:value-type="date">
            <text:p>10/23/2021</text:p>
          </table:table-cell>
          <table:table-cell office:value-type="string" calcext:value-type="string">
            <text:p>Leavittsburg, OH, USA</text:p>
          </table:table-cell>
          <table:table-cell table:style-name="ce13" table:formula="of:=IF(WEEKDAY([.C4])=6;[.C4];IF(WEEKDAY([.C4])=7;[.C4]-1;IF(WEEKDAY([.C4])=1;[.C4]-2)))" office:value-type="date" office:date-value="2021-10-22" calcext:value-type="date">
            <text:p>10/22/21</text:p>
          </table:table-cell>
          <table:table-cell table:style-name="ce14" table:formula="of:=TEXT([.E4]; &quot;MM/DD&quot;)" office:value-type="string" office:string-value="10/22" calcext:value-type="string">
            <text:p>10/22</text:p>
          </table:table-cell>
          <table:table-cell table:style-name="ce15" table:formula="of:=[.E4]+2" office:value-type="date" office:date-value="2021-10-24" calcext:value-type="date">
            <text:p>10/24/21</text:p>
          </table:table-cell>
          <table:table-cell table:formula="of:=TEXT([.G4]; &quot;MM/DD&quot;)" office:value-type="string" office:string-value="10/24" calcext:value-type="string">
            <text:p>10/24</text:p>
          </table:table-cell>
          <table:table-cell table:formula="of:=CONCATENATE([.F4];&quot; - &quot;; [.H4])" office:value-type="string" office:string-value="10/22 - 10/24" calcext:value-type="string">
            <text:p>10/22 - 10/24</text:p>
          </table:table-cell>
          <table:table-cell office:value-type="string" calcext:value-type="string">
            <text:p>10/22 - 10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Shamrock Classic</text:p>
          </table:table-cell>
          <table:table-cell office:value-type="date" office:date-value="2022-03-19" calcext:value-type="date">
            <text:p>03/19/2022</text:p>
          </table:table-cell>
          <table:table-cell office:value-type="string" calcext:value-type="string">
            <text:p>Mount Vernon, OH, USA</text:p>
          </table:table-cell>
          <table:table-cell table:style-name="ce13" table:formula="of:=IF(WEEKDAY([.C5])=6;[.C5];IF(WEEKDAY([.C5])=7;[.C5]-1;IF(WEEKDAY([.C5])=1;[.C5]-2)))" office:value-type="date" office:date-value="2022-03-18" calcext:value-type="date">
            <text:p>03/18/22</text:p>
          </table:table-cell>
          <table:table-cell table:style-name="ce14" table:formula="of:=TEXT([.E5]; &quot;MM/DD&quot;)" office:value-type="string" office:string-value="03/18" calcext:value-type="string">
            <text:p>03/18</text:p>
          </table:table-cell>
          <table:table-cell table:style-name="ce15" table:formula="of:=[.E5]+2" office:value-type="date" office:date-value="2022-03-20" calcext:value-type="date">
            <text:p>03/20/22</text:p>
          </table:table-cell>
          <table:table-cell table:formula="of:=TEXT([.G5]; &quot;MM/DD&quot;)" office:value-type="string" office:string-value="03/20" calcext:value-type="string">
            <text:p>03/20</text:p>
          </table:table-cell>
          <table:table-cell table:formula="of:=CONCATENATE([.F5];&quot; - &quot;; [.H5])" office:value-type="string" office:string-value="03/18 - 03/20" calcext:value-type="string">
            <text:p>03/18 - 03/20</text:p>
          </table:table-cell>
          <table:table-cell office:value-type="string" calcext:value-type="string">
            <text:p>03/18 - 03/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date" office:date-value="2022-04-02" calcext:value-type="date">
            <text:p>04/02/2022</text:p>
          </table:table-cell>
          <table:table-cell office:value-type="string" calcext:value-type="string">
            <text:p>Canton, OH, USA</text:p>
          </table:table-cell>
          <table:table-cell table:style-name="ce13" table:formula="of:=IF(WEEKDAY([.C6])=6;[.C6];IF(WEEKDAY([.C6])=7;[.C6]-1;IF(WEEKDAY([.C6])=1;[.C6]-2)))" office:value-type="date" office:date-value="2022-04-01" calcext:value-type="date">
            <text:p>04/01/22</text:p>
          </table:table-cell>
          <table:table-cell table:style-name="ce14" table:formula="of:=TEXT([.E6]; &quot;MM/DD&quot;)" office:value-type="string" office:string-value="04/01" calcext:value-type="string">
            <text:p>04/01</text:p>
          </table:table-cell>
          <table:table-cell table:style-name="ce15" table:formula="of:=[.E6]+2" office:value-type="date" office:date-value="2022-04-03" calcext:value-type="date">
            <text:p>04/03/22</text:p>
          </table:table-cell>
          <table:table-cell table:formula="of:=TEXT([.G6]; &quot;MM/DD&quot;)" office:value-type="string" office:string-value="04/03" calcext:value-type="string">
            <text:p>04/03</text:p>
          </table:table-cell>
          <table:table-cell table:formula="of:=CONCATENATE([.F6];&quot; - &quot;; [.H6])" office:value-type="string" office:string-value="04/01 - 04/03" calcext:value-type="string">
            <text:p>04/01 - 04/03</text:p>
          </table:table-cell>
          <table:table-cell office:value-type="string" calcext:value-type="string">
            <text:p>04/01 - 04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date" office:date-value="2022-04-03" calcext:value-type="date">
            <text:p>04/03/2022</text:p>
          </table:table-cell>
          <table:table-cell office:value-type="string" calcext:value-type="string">
            <text:p>Canton, OH, USA</text:p>
          </table:table-cell>
          <table:table-cell table:style-name="ce13" table:formula="of:=IF(WEEKDAY([.C7])=6;[.C7];IF(WEEKDAY([.C7])=7;[.C7]-1;IF(WEEKDAY([.C7])=1;[.C7]-2)))" office:value-type="date" office:date-value="2022-04-01" calcext:value-type="date">
            <text:p>04/01/22</text:p>
          </table:table-cell>
          <table:table-cell table:style-name="ce14" table:formula="of:=TEXT([.E7]; &quot;MM/DD&quot;)" office:value-type="string" office:string-value="04/01" calcext:value-type="string">
            <text:p>04/01</text:p>
          </table:table-cell>
          <table:table-cell table:style-name="ce15" table:formula="of:=[.E7]+2" office:value-type="date" office:date-value="2022-04-03" calcext:value-type="date">
            <text:p>04/03/22</text:p>
          </table:table-cell>
          <table:table-cell table:formula="of:=TEXT([.G7]; &quot;MM/DD&quot;)" office:value-type="string" office:string-value="04/03" calcext:value-type="string">
            <text:p>04/03</text:p>
          </table:table-cell>
          <table:table-cell table:formula="of:=CONCATENATE([.F7];&quot; - &quot;; [.H7])" office:value-type="string" office:string-value="04/01 - 04/03" calcext:value-type="string">
            <text:p>04/01 - 04/03</text:p>
          </table:table-cell>
          <table:table-cell office:value-type="string" calcext:value-type="string">
            <text:p>04/01 - 04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Ytown Mayhem</text:p>
          </table:table-cell>
          <table:table-cell office:value-type="date" office:date-value="2022-04-22" calcext:value-type="date">
            <text:p>04/22/2022</text:p>
          </table:table-cell>
          <table:table-cell office:value-type="string" calcext:value-type="string">
            <text:p>Hubbard, OH, USA</text:p>
          </table:table-cell>
          <table:table-cell table:style-name="ce13" table:formula="of:=IF(WEEKDAY([.C8])=6;[.C8];IF(WEEKDAY([.C8])=7;[.C8]-1;IF(WEEKDAY([.C8])=1;[.C8]-2)))" office:value-type="date" office:date-value="2022-04-22" calcext:value-type="date">
            <text:p>04/22/22</text:p>
          </table:table-cell>
          <table:table-cell table:style-name="ce14" table:formula="of:=TEXT([.E8]; &quot;MM/DD&quot;)" office:value-type="string" office:string-value="04/22" calcext:value-type="string">
            <text:p>04/22</text:p>
          </table:table-cell>
          <table:table-cell table:style-name="ce15" table:formula="of:=[.E8]+2" office:value-type="date" office:date-value="2022-04-24" calcext:value-type="date">
            <text:p>04/24/22</text:p>
          </table:table-cell>
          <table:table-cell table:formula="of:=TEXT([.G8]; &quot;MM/DD&quot;)" office:value-type="string" office:string-value="04/24" calcext:value-type="string">
            <text:p>04/24</text:p>
          </table:table-cell>
          <table:table-cell table:formula="of:=CONCATENATE([.F8];&quot; - &quot;; [.H8])" office:value-type="string" office:string-value="04/22 - 04/24" calcext:value-type="string">
            <text:p>04/22 - 04/24</text:p>
          </table:table-cell>
          <table:table-cell office:value-type="string" calcext:value-type="string">
            <text:p>04/22 - 04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Rootstown, OH, USA</text:p>
          </table:table-cell>
          <table:table-cell table:style-name="ce13" table:formula="of:=IF(WEEKDAY([.C9])=6;[.C9];IF(WEEKDAY([.C9])=7;[.C9]-1;IF(WEEKDAY([.C9])=1;[.C9]-2)))" office:value-type="date" office:date-value="2022-05-06" calcext:value-type="date">
            <text:p>05/06/22</text:p>
          </table:table-cell>
          <table:table-cell table:style-name="ce14" table:formula="of:=TEXT([.E9]; &quot;MM/DD&quot;)" office:value-type="string" office:string-value="05/06" calcext:value-type="string">
            <text:p>05/06</text:p>
          </table:table-cell>
          <table:table-cell table:style-name="ce15" table:formula="of:=[.E9]+2" office:value-type="date" office:date-value="2022-05-08" calcext:value-type="date">
            <text:p>05/08/22</text:p>
          </table:table-cell>
          <table:table-cell table:formula="of:=TEXT([.G9]; &quot;MM/DD&quot;)" office:value-type="string" office:string-value="05/08" calcext:value-type="string">
            <text:p>05/08</text:p>
          </table:table-cell>
          <table:table-cell table:formula="of:=CONCATENATE([.F9];&quot; - &quot;; [.H9])" office:value-type="string" office:string-value="05/06 - 05/08" calcext:value-type="string">
            <text:p>05/06 - 05/08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Rootstown, OH, USA</text:p>
          </table:table-cell>
          <table:table-cell table:style-name="ce13" table:formula="of:=IF(WEEKDAY([.C10])=6;[.C10];IF(WEEKDAY([.C10])=7;[.C10]-1;IF(WEEKDAY([.C10])=1;[.C10]-2)))" office:value-type="date" office:date-value="2022-05-06" calcext:value-type="date">
            <text:p>05/06/22</text:p>
          </table:table-cell>
          <table:table-cell table:style-name="ce14" table:formula="of:=TEXT([.E10]; &quot;MM/DD&quot;)" office:value-type="string" office:string-value="05/06" calcext:value-type="string">
            <text:p>05/06</text:p>
          </table:table-cell>
          <table:table-cell table:style-name="ce15" table:formula="of:=[.E10]+2" office:value-type="date" office:date-value="2022-05-08" calcext:value-type="date">
            <text:p>05/08/22</text:p>
          </table:table-cell>
          <table:table-cell table:formula="of:=TEXT([.G10]; &quot;MM/DD&quot;)" office:value-type="string" office:string-value="05/08" calcext:value-type="string">
            <text:p>05/08</text:p>
          </table:table-cell>
          <table:table-cell table:formula="of:=CONCATENATE([.F10];&quot; - &quot;; [.H10])" office:value-type="string" office:string-value="05/06 - 05/08" calcext:value-type="string">
            <text:p>05/06 - 05/08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date" office:date-value="2022-05-08" calcext:value-type="date">
            <text:p>05/08/2022</text:p>
          </table:table-cell>
          <table:table-cell office:value-type="string" calcext:value-type="string">
            <text:p>Rootstown, OH, USA</text:p>
          </table:table-cell>
          <table:table-cell table:style-name="ce13" table:formula="of:=IF(WEEKDAY([.C11])=6;[.C11];IF(WEEKDAY([.C11])=7;[.C11]-1;IF(WEEKDAY([.C11])=1;[.C11]-2)))" office:value-type="date" office:date-value="2022-05-06" calcext:value-type="date">
            <text:p>05/06/22</text:p>
          </table:table-cell>
          <table:table-cell table:style-name="ce14" table:formula="of:=TEXT([.E11]; &quot;MM/DD&quot;)" office:value-type="string" office:string-value="05/06" calcext:value-type="string">
            <text:p>05/06</text:p>
          </table:table-cell>
          <table:table-cell table:style-name="ce15" table:formula="of:=[.E11]+2" office:value-type="date" office:date-value="2022-05-08" calcext:value-type="date">
            <text:p>05/08/22</text:p>
          </table:table-cell>
          <table:table-cell table:formula="of:=TEXT([.G11]; &quot;MM/DD&quot;)" office:value-type="string" office:string-value="05/08" calcext:value-type="string">
            <text:p>05/08</text:p>
          </table:table-cell>
          <table:table-cell table:formula="of:=CONCATENATE([.F11];&quot; - &quot;; [.H11])" office:value-type="string" office:string-value="05/06 - 05/08" calcext:value-type="string">
            <text:p>05/06 - 05/08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date" office:date-value="2022-05-08" calcext:value-type="date">
            <text:p>05/08/2022</text:p>
          </table:table-cell>
          <table:table-cell office:value-type="string" calcext:value-type="string">
            <text:p>Rootstown, OH, USA</text:p>
          </table:table-cell>
          <table:table-cell table:style-name="ce13" table:formula="of:=IF(WEEKDAY([.C12])=6;[.C12];IF(WEEKDAY([.C12])=7;[.C12]-1;IF(WEEKDAY([.C12])=1;[.C12]-2)))" office:value-type="date" office:date-value="2022-05-06" calcext:value-type="date">
            <text:p>05/06/22</text:p>
          </table:table-cell>
          <table:table-cell table:style-name="ce14" table:formula="of:=TEXT([.E12]; &quot;MM/DD&quot;)" office:value-type="string" office:string-value="05/06" calcext:value-type="string">
            <text:p>05/06</text:p>
          </table:table-cell>
          <table:table-cell table:style-name="ce15" table:formula="of:=[.E12]+2" office:value-type="date" office:date-value="2022-05-08" calcext:value-type="date">
            <text:p>05/08/22</text:p>
          </table:table-cell>
          <table:table-cell table:formula="of:=TEXT([.G12]; &quot;MM/DD&quot;)" office:value-type="string" office:string-value="05/08" calcext:value-type="string">
            <text:p>05/08</text:p>
          </table:table-cell>
          <table:table-cell table:formula="of:=CONCATENATE([.F12];&quot; - &quot;; [.H12])" office:value-type="string" office:string-value="05/06 - 05/08" calcext:value-type="string">
            <text:p>05/06 - 05/08</text:p>
          </table:table-cell>
          <table:table-cell office:value-type="string" calcext:value-type="string">
            <text:p>05/06 - 05/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date" office:date-value="2022-05-13" calcext:value-type="date">
            <text:p>05/13/2022</text:p>
          </table:table-cell>
          <table:table-cell office:value-type="string" calcext:value-type="string">
            <text:p>Canfield, OH, USA</text:p>
          </table:table-cell>
          <table:table-cell table:style-name="ce13" table:formula="of:=IF(WEEKDAY([.C13])=6;[.C13];IF(WEEKDAY([.C13])=7;[.C13]-1;IF(WEEKDAY([.C13])=1;[.C13]-2)))" office:value-type="date" office:date-value="2022-05-13" calcext:value-type="date">
            <text:p>05/13/22</text:p>
          </table:table-cell>
          <table:table-cell table:style-name="ce14" table:formula="of:=TEXT([.E13]; &quot;MM/DD&quot;)" office:value-type="string" office:string-value="05/13" calcext:value-type="string">
            <text:p>05/13</text:p>
          </table:table-cell>
          <table:table-cell table:style-name="ce15" table:formula="of:=[.E13]+2" office:value-type="date" office:date-value="2022-05-15" calcext:value-type="date">
            <text:p>05/15/22</text:p>
          </table:table-cell>
          <table:table-cell table:formula="of:=TEXT([.G13]; &quot;MM/DD&quot;)" office:value-type="string" office:string-value="05/15" calcext:value-type="string">
            <text:p>05/15</text:p>
          </table:table-cell>
          <table:table-cell table:formula="of:=CONCATENATE([.F13];&quot; - &quot;; [.H13])" office:value-type="string" office:string-value="05/13 - 05/15" calcext:value-type="string">
            <text:p>05/13 - 05/15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date" office:date-value="2022-05-15" calcext:value-type="date">
            <text:p>05/15/2022</text:p>
          </table:table-cell>
          <table:table-cell office:value-type="string" calcext:value-type="string">
            <text:p>Canfield, OH, USA</text:p>
          </table:table-cell>
          <table:table-cell table:style-name="ce13" table:formula="of:=IF(WEEKDAY([.C14])=6;[.C14];IF(WEEKDAY([.C14])=7;[.C14]-1;IF(WEEKDAY([.C14])=1;[.C14]-2)))" office:value-type="date" office:date-value="2022-05-13" calcext:value-type="date">
            <text:p>05/13/22</text:p>
          </table:table-cell>
          <table:table-cell table:style-name="ce14" table:formula="of:=TEXT([.E14]; &quot;MM/DD&quot;)" office:value-type="string" office:string-value="05/13" calcext:value-type="string">
            <text:p>05/13</text:p>
          </table:table-cell>
          <table:table-cell table:style-name="ce15" table:formula="of:=[.E14]+2" office:value-type="date" office:date-value="2022-05-15" calcext:value-type="date">
            <text:p>05/15/22</text:p>
          </table:table-cell>
          <table:table-cell table:formula="of:=TEXT([.G14]; &quot;MM/DD&quot;)" office:value-type="string" office:string-value="05/15" calcext:value-type="string">
            <text:p>05/15</text:p>
          </table:table-cell>
          <table:table-cell table:formula="of:=CONCATENATE([.F14];&quot; - &quot;; [.H14])" office:value-type="string" office:string-value="05/13 - 05/15" calcext:value-type="string">
            <text:p>05/13 - 05/15</text:p>
          </table:table-cell>
          <table:table-cell office:value-type="string" calcext:value-type="string">
            <text:p>05/13 - 05/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date" office:date-value="2022-05-20" calcext:value-type="date">
            <text:p>05/20/2022</text:p>
          </table:table-cell>
          <table:table-cell office:value-type="string" calcext:value-type="string">
            <text:p>Stow, OH, USA</text:p>
          </table:table-cell>
          <table:table-cell table:style-name="ce13" table:formula="of:=IF(WEEKDAY([.C15])=6;[.C15];IF(WEEKDAY([.C15])=7;[.C15]-1;IF(WEEKDAY([.C15])=1;[.C15]-2)))" office:value-type="date" office:date-value="2022-05-20" calcext:value-type="date">
            <text:p>05/20/22</text:p>
          </table:table-cell>
          <table:table-cell table:style-name="ce14" table:formula="of:=TEXT([.E15]; &quot;MM/DD&quot;)" office:value-type="string" office:string-value="05/20" calcext:value-type="string">
            <text:p>05/20</text:p>
          </table:table-cell>
          <table:table-cell table:style-name="ce15" table:formula="of:=[.E15]+2" office:value-type="date" office:date-value="2022-05-22" calcext:value-type="date">
            <text:p>05/22/22</text:p>
          </table:table-cell>
          <table:table-cell table:formula="of:=TEXT([.G15]; &quot;MM/DD&quot;)" office:value-type="string" office:string-value="05/22" calcext:value-type="string">
            <text:p>05/22</text:p>
          </table:table-cell>
          <table:table-cell table:formula="of:=CONCATENATE([.F15];&quot; - &quot;; [.H15])" office:value-type="string" office:string-value="05/20 - 05/22" calcext:value-type="string">
            <text:p>05/20 - 05/22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date" office:date-value="2022-05-21" calcext:value-type="date">
            <text:p>05/21/2022</text:p>
          </table:table-cell>
          <table:table-cell office:value-type="string" calcext:value-type="string">
            <text:p>Stow, OH, USA</text:p>
          </table:table-cell>
          <table:table-cell table:style-name="ce13" table:formula="of:=IF(WEEKDAY([.C16])=6;[.C16];IF(WEEKDAY([.C16])=7;[.C16]-1;IF(WEEKDAY([.C16])=1;[.C16]-2)))" office:value-type="date" office:date-value="2022-05-20" calcext:value-type="date">
            <text:p>05/20/22</text:p>
          </table:table-cell>
          <table:table-cell table:style-name="ce14" table:formula="of:=TEXT([.E16]; &quot;MM/DD&quot;)" office:value-type="string" office:string-value="05/20" calcext:value-type="string">
            <text:p>05/20</text:p>
          </table:table-cell>
          <table:table-cell table:style-name="ce15" table:formula="of:=[.E16]+2" office:value-type="date" office:date-value="2022-05-22" calcext:value-type="date">
            <text:p>05/22/22</text:p>
          </table:table-cell>
          <table:table-cell table:formula="of:=TEXT([.G16]; &quot;MM/DD&quot;)" office:value-type="string" office:string-value="05/22" calcext:value-type="string">
            <text:p>05/22</text:p>
          </table:table-cell>
          <table:table-cell table:formula="of:=CONCATENATE([.F16];&quot; - &quot;; [.H16])" office:value-type="string" office:string-value="05/20 - 05/22" calcext:value-type="string">
            <text:p>05/20 - 05/22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date" office:date-value="2022-05-22" calcext:value-type="date">
            <text:p>05/22/2022</text:p>
          </table:table-cell>
          <table:table-cell office:value-type="string" calcext:value-type="string">
            <text:p>Stow, OH, USA</text:p>
          </table:table-cell>
          <table:table-cell table:style-name="ce13" table:formula="of:=IF(WEEKDAY([.C17])=6;[.C17];IF(WEEKDAY([.C17])=7;[.C17]-1;IF(WEEKDAY([.C17])=1;[.C17]-2)))" office:value-type="date" office:date-value="2022-05-20" calcext:value-type="date">
            <text:p>05/20/22</text:p>
          </table:table-cell>
          <table:table-cell table:style-name="ce14" table:formula="of:=TEXT([.E17]; &quot;MM/DD&quot;)" office:value-type="string" office:string-value="05/20" calcext:value-type="string">
            <text:p>05/20</text:p>
          </table:table-cell>
          <table:table-cell table:style-name="ce15" table:formula="of:=[.E17]+2" office:value-type="date" office:date-value="2022-05-22" calcext:value-type="date">
            <text:p>05/22/22</text:p>
          </table:table-cell>
          <table:table-cell table:formula="of:=TEXT([.G17]; &quot;MM/DD&quot;)" office:value-type="string" office:string-value="05/22" calcext:value-type="string">
            <text:p>05/22</text:p>
          </table:table-cell>
          <table:table-cell table:formula="of:=CONCATENATE([.F17];&quot; - &quot;; [.H17])" office:value-type="string" office:string-value="05/20 - 05/22" calcext:value-type="string">
            <text:p>05/20 - 05/22</text:p>
          </table:table-cell>
          <table:table-cell office:value-type="string" calcext:value-type="string">
            <text:p>05/20 - 05/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date" office:date-value="2022-05-27" calcext:value-type="date">
            <text:p>05/27/2022</text:p>
          </table:table-cell>
          <table:table-cell office:value-type="string" calcext:value-type="string">
            <text:p>North Ridgeville, OH, USA</text:p>
          </table:table-cell>
          <table:table-cell table:style-name="ce13" table:formula="of:=IF(WEEKDAY([.C18])=6;[.C18];IF(WEEKDAY([.C18])=7;[.C18]-1;IF(WEEKDAY([.C18])=1;[.C18]-2)))" office:value-type="date" office:date-value="2022-05-27" calcext:value-type="date">
            <text:p>05/27/22</text:p>
          </table:table-cell>
          <table:table-cell table:style-name="ce14" table:formula="of:=TEXT([.E18]; &quot;MM/DD&quot;)" office:value-type="string" office:string-value="05/27" calcext:value-type="string">
            <text:p>05/27</text:p>
          </table:table-cell>
          <table:table-cell table:style-name="ce15" table:formula="of:=[.E18]+2" office:value-type="date" office:date-value="2022-05-29" calcext:value-type="date">
            <text:p>05/29/22</text:p>
          </table:table-cell>
          <table:table-cell table:formula="of:=TEXT([.G18]; &quot;MM/DD&quot;)" office:value-type="string" office:string-value="05/29" calcext:value-type="string">
            <text:p>05/29</text:p>
          </table:table-cell>
          <table:table-cell table:formula="of:=CONCATENATE([.F18];&quot; - &quot;; [.H18])" office:value-type="string" office:string-value="05/27 - 05/29" calcext:value-type="string">
            <text:p>05/27 - 05/29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date" office:date-value="2022-05-28" calcext:value-type="date">
            <text:p>05/28/2022</text:p>
          </table:table-cell>
          <table:table-cell office:value-type="string" calcext:value-type="string">
            <text:p>North Ridgeville, OH, USA</text:p>
          </table:table-cell>
          <table:table-cell table:style-name="ce13" table:formula="of:=IF(WEEKDAY([.C19])=6;[.C19];IF(WEEKDAY([.C19])=7;[.C19]-1;IF(WEEKDAY([.C19])=1;[.C19]-2)))" office:value-type="date" office:date-value="2022-05-27" calcext:value-type="date">
            <text:p>05/27/22</text:p>
          </table:table-cell>
          <table:table-cell table:style-name="ce14" table:formula="of:=TEXT([.E19]; &quot;MM/DD&quot;)" office:value-type="string" office:string-value="05/27" calcext:value-type="string">
            <text:p>05/27</text:p>
          </table:table-cell>
          <table:table-cell table:style-name="ce15" table:formula="of:=[.E19]+2" office:value-type="date" office:date-value="2022-05-29" calcext:value-type="date">
            <text:p>05/29/22</text:p>
          </table:table-cell>
          <table:table-cell table:formula="of:=TEXT([.G19]; &quot;MM/DD&quot;)" office:value-type="string" office:string-value="05/29" calcext:value-type="string">
            <text:p>05/29</text:p>
          </table:table-cell>
          <table:table-cell table:formula="of:=CONCATENATE([.F19];&quot; - &quot;; [.H19])" office:value-type="string" office:string-value="05/27 - 05/29" calcext:value-type="string">
            <text:p>05/27 - 05/29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date" office:date-value="2022-05-29" calcext:value-type="date">
            <text:p>05/29/2022</text:p>
          </table:table-cell>
          <table:table-cell office:value-type="string" calcext:value-type="string">
            <text:p>North Ridgeville, OH, USA</text:p>
          </table:table-cell>
          <table:table-cell table:style-name="ce13" table:formula="of:=IF(WEEKDAY([.C20])=6;[.C20];IF(WEEKDAY([.C20])=7;[.C20]-1;IF(WEEKDAY([.C20])=1;[.C20]-2)))" office:value-type="date" office:date-value="2022-05-27" calcext:value-type="date">
            <text:p>05/27/22</text:p>
          </table:table-cell>
          <table:table-cell table:style-name="ce14" table:formula="of:=TEXT([.E20]; &quot;MM/DD&quot;)" office:value-type="string" office:string-value="05/27" calcext:value-type="string">
            <text:p>05/27</text:p>
          </table:table-cell>
          <table:table-cell table:style-name="ce15" table:formula="of:=[.E20]+2" office:value-type="date" office:date-value="2022-05-29" calcext:value-type="date">
            <text:p>05/29/22</text:p>
          </table:table-cell>
          <table:table-cell table:formula="of:=TEXT([.G20]; &quot;MM/DD&quot;)" office:value-type="string" office:string-value="05/29" calcext:value-type="string">
            <text:p>05/29</text:p>
          </table:table-cell>
          <table:table-cell table:formula="of:=CONCATENATE([.F20];&quot; - &quot;; [.H20])" office:value-type="string" office:string-value="05/27 - 05/29" calcext:value-type="string">
            <text:p>05/27 - 05/29</text:p>
          </table:table-cell>
          <table:table-cell office:value-type="string" calcext:value-type="string">
            <text:p>05/27 - 05/2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date" office:date-value="2022-06-03" calcext:value-type="date">
            <text:p>06/03/2022</text:p>
          </table:table-cell>
          <table:table-cell office:value-type="string" calcext:value-type="string">
            <text:p>Tallmadge, OH, USA</text:p>
          </table:table-cell>
          <table:table-cell table:style-name="ce13" table:formula="of:=IF(WEEKDAY([.C21])=6;[.C21];IF(WEEKDAY([.C21])=7;[.C21]-1;IF(WEEKDAY([.C21])=1;[.C21]-2)))" office:value-type="date" office:date-value="2022-06-03" calcext:value-type="date">
            <text:p>06/03/22</text:p>
          </table:table-cell>
          <table:table-cell table:style-name="ce14" table:formula="of:=TEXT([.E21]; &quot;MM/DD&quot;)" office:value-type="string" office:string-value="06/03" calcext:value-type="string">
            <text:p>06/03</text:p>
          </table:table-cell>
          <table:table-cell table:style-name="ce15" table:formula="of:=[.E21]+2" office:value-type="date" office:date-value="2022-06-05" calcext:value-type="date">
            <text:p>06/05/22</text:p>
          </table:table-cell>
          <table:table-cell table:formula="of:=TEXT([.G21]; &quot;MM/DD&quot;)" office:value-type="string" office:string-value="06/05" calcext:value-type="string">
            <text:p>06/05</text:p>
          </table:table-cell>
          <table:table-cell table:formula="of:=CONCATENATE([.F21];&quot; - &quot;; [.H21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date" office:date-value="2022-06-04" calcext:value-type="date">
            <text:p>06/04/2022</text:p>
          </table:table-cell>
          <table:table-cell office:value-type="string" calcext:value-type="string">
            <text:p>Streetsboro, OH, USA</text:p>
          </table:table-cell>
          <table:table-cell table:style-name="ce13" table:formula="of:=IF(WEEKDAY([.C22])=6;[.C22];IF(WEEKDAY([.C22])=7;[.C22]-1;IF(WEEKDAY([.C22])=1;[.C22]-2)))" office:value-type="date" office:date-value="2022-06-03" calcext:value-type="date">
            <text:p>06/03/22</text:p>
          </table:table-cell>
          <table:table-cell table:style-name="ce14" table:formula="of:=TEXT([.E22]; &quot;MM/DD&quot;)" office:value-type="string" office:string-value="06/03" calcext:value-type="string">
            <text:p>06/03</text:p>
          </table:table-cell>
          <table:table-cell table:style-name="ce15" table:formula="of:=[.E22]+2" office:value-type="date" office:date-value="2022-06-05" calcext:value-type="date">
            <text:p>06/05/22</text:p>
          </table:table-cell>
          <table:table-cell table:formula="of:=TEXT([.G22]; &quot;MM/DD&quot;)" office:value-type="string" office:string-value="06/05" calcext:value-type="string">
            <text:p>06/05</text:p>
          </table:table-cell>
          <table:table-cell table:formula="of:=CONCATENATE([.F22];&quot; - &quot;; [.H22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date" office:date-value="2022-06-04" calcext:value-type="date">
            <text:p>06/04/2022</text:p>
          </table:table-cell>
          <table:table-cell office:value-type="string" calcext:value-type="string">
            <text:p>Tallmadge, OH, USA</text:p>
          </table:table-cell>
          <table:table-cell table:style-name="ce13" table:formula="of:=IF(WEEKDAY([.C23])=6;[.C23];IF(WEEKDAY([.C23])=7;[.C23]-1;IF(WEEKDAY([.C23])=1;[.C23]-2)))" office:value-type="date" office:date-value="2022-06-03" calcext:value-type="date">
            <text:p>06/03/22</text:p>
          </table:table-cell>
          <table:table-cell table:style-name="ce14" table:formula="of:=TEXT([.E23]; &quot;MM/DD&quot;)" office:value-type="string" office:string-value="06/03" calcext:value-type="string">
            <text:p>06/03</text:p>
          </table:table-cell>
          <table:table-cell table:style-name="ce15" table:formula="of:=[.E23]+2" office:value-type="date" office:date-value="2022-06-05" calcext:value-type="date">
            <text:p>06/05/22</text:p>
          </table:table-cell>
          <table:table-cell table:formula="of:=TEXT([.G23]; &quot;MM/DD&quot;)" office:value-type="string" office:string-value="06/05" calcext:value-type="string">
            <text:p>06/05</text:p>
          </table:table-cell>
          <table:table-cell table:formula="of:=CONCATENATE([.F23];&quot; - &quot;; [.H23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date" office:date-value="2022-06-05" calcext:value-type="date">
            <text:p>06/05/2022</text:p>
          </table:table-cell>
          <table:table-cell office:value-type="string" calcext:value-type="string">
            <text:p>Streetsboro, OH, USA</text:p>
          </table:table-cell>
          <table:table-cell table:style-name="ce13" table:formula="of:=IF(WEEKDAY([.C24])=6;[.C24];IF(WEEKDAY([.C24])=7;[.C24]-1;IF(WEEKDAY([.C24])=1;[.C24]-2)))" office:value-type="date" office:date-value="2022-06-03" calcext:value-type="date">
            <text:p>06/03/22</text:p>
          </table:table-cell>
          <table:table-cell table:style-name="ce14" table:formula="of:=TEXT([.E24]; &quot;MM/DD&quot;)" office:value-type="string" office:string-value="06/03" calcext:value-type="string">
            <text:p>06/03</text:p>
          </table:table-cell>
          <table:table-cell table:style-name="ce15" table:formula="of:=[.E24]+2" office:value-type="date" office:date-value="2022-06-05" calcext:value-type="date">
            <text:p>06/05/22</text:p>
          </table:table-cell>
          <table:table-cell table:formula="of:=TEXT([.G24]; &quot;MM/DD&quot;)" office:value-type="string" office:string-value="06/05" calcext:value-type="string">
            <text:p>06/05</text:p>
          </table:table-cell>
          <table:table-cell table:formula="of:=CONCATENATE([.F24];&quot; - &quot;; [.H24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date" office:date-value="2022-06-05" calcext:value-type="date">
            <text:p>06/05/2022</text:p>
          </table:table-cell>
          <table:table-cell office:value-type="string" calcext:value-type="string">
            <text:p>Tallmadge, OH, USA</text:p>
          </table:table-cell>
          <table:table-cell table:style-name="ce13" table:formula="of:=IF(WEEKDAY([.C25])=6;[.C25];IF(WEEKDAY([.C25])=7;[.C25]-1;IF(WEEKDAY([.C25])=1;[.C25]-2)))" office:value-type="date" office:date-value="2022-06-03" calcext:value-type="date">
            <text:p>06/03/22</text:p>
          </table:table-cell>
          <table:table-cell table:style-name="ce14" table:formula="of:=TEXT([.E25]; &quot;MM/DD&quot;)" office:value-type="string" office:string-value="06/03" calcext:value-type="string">
            <text:p>06/03</text:p>
          </table:table-cell>
          <table:table-cell table:style-name="ce15" table:formula="of:=[.E25]+2" office:value-type="date" office:date-value="2022-06-05" calcext:value-type="date">
            <text:p>06/05/22</text:p>
          </table:table-cell>
          <table:table-cell table:formula="of:=TEXT([.G25]; &quot;MM/DD&quot;)" office:value-type="string" office:string-value="06/05" calcext:value-type="string">
            <text:p>06/05</text:p>
          </table:table-cell>
          <table:table-cell table:formula="of:=CONCATENATE([.F25];&quot; - &quot;; [.H25])" office:value-type="string" office:string-value="06/03 - 06/05" calcext:value-type="string">
            <text:p>06/03 - 06/05</text:p>
          </table:table-cell>
          <table:table-cell office:value-type="string" calcext:value-type="string">
            <text:p>06/03 - 06/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date" office:date-value="2022-06-10" calcext:value-type="date">
            <text:p>06/10/2022</text:p>
          </table:table-cell>
          <table:table-cell office:value-type="string" calcext:value-type="string">
            <text:p>Hudson, OH, USA</text:p>
          </table:table-cell>
          <table:table-cell table:style-name="ce13" table:formula="of:=IF(WEEKDAY([.C26])=6;[.C26];IF(WEEKDAY([.C26])=7;[.C26]-1;IF(WEEKDAY([.C26])=1;[.C26]-2)))" office:value-type="date" office:date-value="2022-06-10" calcext:value-type="date">
            <text:p>06/10/22</text:p>
          </table:table-cell>
          <table:table-cell table:style-name="ce14" table:formula="of:=TEXT([.E26]; &quot;MM/DD&quot;)" office:value-type="string" office:string-value="06/10" calcext:value-type="string">
            <text:p>06/10</text:p>
          </table:table-cell>
          <table:table-cell table:style-name="ce15" table:formula="of:=[.E26]+2" office:value-type="date" office:date-value="2022-06-12" calcext:value-type="date">
            <text:p>06/12/22</text:p>
          </table:table-cell>
          <table:table-cell table:formula="of:=TEXT([.G26]; &quot;MM/DD&quot;)" office:value-type="string" office:string-value="06/12" calcext:value-type="string">
            <text:p>06/12</text:p>
          </table:table-cell>
          <table:table-cell table:formula="of:=CONCATENATE([.F26];&quot; - &quot;; [.H26])" office:value-type="string" office:string-value="06/10 - 06/12" calcext:value-type="string">
            <text:p>06/10 - 06/12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date" office:date-value="2022-06-11" calcext:value-type="date">
            <text:p>06/11/2022</text:p>
          </table:table-cell>
          <table:table-cell office:value-type="string" calcext:value-type="string">
            <text:p>Hudson, OH, USA</text:p>
          </table:table-cell>
          <table:table-cell table:style-name="ce13" table:formula="of:=IF(WEEKDAY([.C27])=6;[.C27];IF(WEEKDAY([.C27])=7;[.C27]-1;IF(WEEKDAY([.C27])=1;[.C27]-2)))" office:value-type="date" office:date-value="2022-06-10" calcext:value-type="date">
            <text:p>06/10/22</text:p>
          </table:table-cell>
          <table:table-cell table:style-name="ce14" table:formula="of:=TEXT([.E27]; &quot;MM/DD&quot;)" office:value-type="string" office:string-value="06/10" calcext:value-type="string">
            <text:p>06/10</text:p>
          </table:table-cell>
          <table:table-cell table:style-name="ce15" table:formula="of:=[.E27]+2" office:value-type="date" office:date-value="2022-06-12" calcext:value-type="date">
            <text:p>06/12/22</text:p>
          </table:table-cell>
          <table:table-cell table:formula="of:=TEXT([.G27]; &quot;MM/DD&quot;)" office:value-type="string" office:string-value="06/12" calcext:value-type="string">
            <text:p>06/12</text:p>
          </table:table-cell>
          <table:table-cell table:formula="of:=CONCATENATE([.F27];&quot; - &quot;; [.H27])" office:value-type="string" office:string-value="06/10 - 06/12" calcext:value-type="string">
            <text:p>06/10 - 06/12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date" office:date-value="2022-06-12" calcext:value-type="date">
            <text:p>06/12/2022</text:p>
          </table:table-cell>
          <table:table-cell office:value-type="string" calcext:value-type="string">
            <text:p>Hudson, OH, USA</text:p>
          </table:table-cell>
          <table:table-cell table:style-name="ce13" table:formula="of:=IF(WEEKDAY([.C28])=6;[.C28];IF(WEEKDAY([.C28])=7;[.C28]-1;IF(WEEKDAY([.C28])=1;[.C28]-2)))" office:value-type="date" office:date-value="2022-06-10" calcext:value-type="date">
            <text:p>06/10/22</text:p>
          </table:table-cell>
          <table:table-cell table:style-name="ce14" table:formula="of:=TEXT([.E28]; &quot;MM/DD&quot;)" office:value-type="string" office:string-value="06/10" calcext:value-type="string">
            <text:p>06/10</text:p>
          </table:table-cell>
          <table:table-cell table:style-name="ce15" table:formula="of:=[.E28]+2" office:value-type="date" office:date-value="2022-06-12" calcext:value-type="date">
            <text:p>06/12/22</text:p>
          </table:table-cell>
          <table:table-cell table:formula="of:=TEXT([.G28]; &quot;MM/DD&quot;)" office:value-type="string" office:string-value="06/12" calcext:value-type="string">
            <text:p>06/12</text:p>
          </table:table-cell>
          <table:table-cell table:formula="of:=CONCATENATE([.F28];&quot; - &quot;; [.H28])" office:value-type="string" office:string-value="06/10 - 06/12" calcext:value-type="string">
            <text:p>06/10 - 06/12</text:p>
          </table:table-cell>
          <table:table-cell office:value-type="string" calcext:value-type="string">
            <text:p>06/10 - 06/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date" office:date-value="2022-06-17" calcext:value-type="date">
            <text:p>06/17/2022</text:p>
          </table:table-cell>
          <table:table-cell office:value-type="string" calcext:value-type="string">
            <text:p>Youngstown, OH, USA</text:p>
          </table:table-cell>
          <table:table-cell table:style-name="ce13" table:formula="of:=IF(WEEKDAY([.C29])=6;[.C29];IF(WEEKDAY([.C29])=7;[.C29]-1;IF(WEEKDAY([.C29])=1;[.C29]-2)))" office:value-type="date" office:date-value="2022-06-17" calcext:value-type="date">
            <text:p>06/17/22</text:p>
          </table:table-cell>
          <table:table-cell table:style-name="ce14" table:formula="of:=TEXT([.E29]; &quot;MM/DD&quot;)" office:value-type="string" office:string-value="06/17" calcext:value-type="string">
            <text:p>06/17</text:p>
          </table:table-cell>
          <table:table-cell table:style-name="ce15" table:formula="of:=[.E29]+2" office:value-type="date" office:date-value="2022-06-19" calcext:value-type="date">
            <text:p>06/19/22</text:p>
          </table:table-cell>
          <table:table-cell table:formula="of:=TEXT([.G29]; &quot;MM/DD&quot;)" office:value-type="string" office:string-value="06/19" calcext:value-type="string">
            <text:p>06/19</text:p>
          </table:table-cell>
          <table:table-cell table:formula="of:=CONCATENATE([.F29];&quot; - &quot;; [.H29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date" office:date-value="2022-06-17" calcext:value-type="date">
            <text:p>06/17/2022</text:p>
          </table:table-cell>
          <table:table-cell office:value-type="string" calcext:value-type="string">
            <text:p>Canfield, Ohio, USA</text:p>
          </table:table-cell>
          <table:table-cell table:style-name="ce13" table:formula="of:=IF(WEEKDAY([.C30])=6;[.C30];IF(WEEKDAY([.C30])=7;[.C30]-1;IF(WEEKDAY([.C30])=1;[.C30]-2)))" office:value-type="date" office:date-value="2022-06-17" calcext:value-type="date">
            <text:p>06/17/22</text:p>
          </table:table-cell>
          <table:table-cell table:style-name="ce14" table:formula="of:=TEXT([.E30]; &quot;MM/DD&quot;)" office:value-type="string" office:string-value="06/17" calcext:value-type="string">
            <text:p>06/17</text:p>
          </table:table-cell>
          <table:table-cell table:style-name="ce15" table:formula="of:=[.E30]+2" office:value-type="date" office:date-value="2022-06-19" calcext:value-type="date">
            <text:p>06/19/22</text:p>
          </table:table-cell>
          <table:table-cell table:formula="of:=TEXT([.G30]; &quot;MM/DD&quot;)" office:value-type="string" office:string-value="06/19" calcext:value-type="string">
            <text:p>06/19</text:p>
          </table:table-cell>
          <table:table-cell table:formula="of:=CONCATENATE([.F30];&quot; - &quot;; [.H30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date" office:date-value="2022-06-17" calcext:value-type="date">
            <text:p>06/17/2022</text:p>
          </table:table-cell>
          <table:table-cell office:value-type="string" calcext:value-type="string">
            <text:p>Canfield, Ohio, USA</text:p>
          </table:table-cell>
          <table:table-cell table:style-name="ce13" table:formula="of:=IF(WEEKDAY([.C31])=6;[.C31];IF(WEEKDAY([.C31])=7;[.C31]-1;IF(WEEKDAY([.C31])=1;[.C31]-2)))" office:value-type="date" office:date-value="2022-06-17" calcext:value-type="date">
            <text:p>06/17/22</text:p>
          </table:table-cell>
          <table:table-cell table:style-name="ce14" table:formula="of:=TEXT([.E31]; &quot;MM/DD&quot;)" office:value-type="string" office:string-value="06/17" calcext:value-type="string">
            <text:p>06/17</text:p>
          </table:table-cell>
          <table:table-cell table:style-name="ce15" table:formula="of:=[.E31]+2" office:value-type="date" office:date-value="2022-06-19" calcext:value-type="date">
            <text:p>06/19/22</text:p>
          </table:table-cell>
          <table:table-cell table:formula="of:=TEXT([.G31]; &quot;MM/DD&quot;)" office:value-type="string" office:string-value="06/19" calcext:value-type="string">
            <text:p>06/19</text:p>
          </table:table-cell>
          <table:table-cell table:formula="of:=CONCATENATE([.F31];&quot; - &quot;; [.H31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date" office:date-value="2022-06-18" calcext:value-type="date">
            <text:p>06/18/2022</text:p>
          </table:table-cell>
          <table:table-cell office:value-type="string" calcext:value-type="string">
            <text:p>Youngstown, OH, USA</text:p>
          </table:table-cell>
          <table:table-cell table:style-name="ce13" table:formula="of:=IF(WEEKDAY([.C32])=6;[.C32];IF(WEEKDAY([.C32])=7;[.C32]-1;IF(WEEKDAY([.C32])=1;[.C32]-2)))" office:value-type="date" office:date-value="2022-06-17" calcext:value-type="date">
            <text:p>06/17/22</text:p>
          </table:table-cell>
          <table:table-cell table:style-name="ce14" table:formula="of:=TEXT([.E32]; &quot;MM/DD&quot;)" office:value-type="string" office:string-value="06/17" calcext:value-type="string">
            <text:p>06/17</text:p>
          </table:table-cell>
          <table:table-cell table:style-name="ce15" table:formula="of:=[.E32]+2" office:value-type="date" office:date-value="2022-06-19" calcext:value-type="date">
            <text:p>06/19/22</text:p>
          </table:table-cell>
          <table:table-cell table:formula="of:=TEXT([.G32]; &quot;MM/DD&quot;)" office:value-type="string" office:string-value="06/19" calcext:value-type="string">
            <text:p>06/19</text:p>
          </table:table-cell>
          <table:table-cell table:formula="of:=CONCATENATE([.F32];&quot; - &quot;; [.H32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date" office:date-value="2022-06-18" calcext:value-type="date">
            <text:p>06/18/2022</text:p>
          </table:table-cell>
          <table:table-cell office:value-type="string" calcext:value-type="string">
            <text:p>Canfield, Ohio, USA</text:p>
          </table:table-cell>
          <table:table-cell table:style-name="ce13" table:formula="of:=IF(WEEKDAY([.C33])=6;[.C33];IF(WEEKDAY([.C33])=7;[.C33]-1;IF(WEEKDAY([.C33])=1;[.C33]-2)))" office:value-type="date" office:date-value="2022-06-17" calcext:value-type="date">
            <text:p>06/17/22</text:p>
          </table:table-cell>
          <table:table-cell table:style-name="ce14" table:formula="of:=TEXT([.E33]; &quot;MM/DD&quot;)" office:value-type="string" office:string-value="06/17" calcext:value-type="string">
            <text:p>06/17</text:p>
          </table:table-cell>
          <table:table-cell table:style-name="ce15" table:formula="of:=[.E33]+2" office:value-type="date" office:date-value="2022-06-19" calcext:value-type="date">
            <text:p>06/19/22</text:p>
          </table:table-cell>
          <table:table-cell table:formula="of:=TEXT([.G33]; &quot;MM/DD&quot;)" office:value-type="string" office:string-value="06/19" calcext:value-type="string">
            <text:p>06/19</text:p>
          </table:table-cell>
          <table:table-cell table:formula="of:=CONCATENATE([.F33];&quot; - &quot;; [.H33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date" office:date-value="2022-06-19" calcext:value-type="date">
            <text:p>06/19/2022</text:p>
          </table:table-cell>
          <table:table-cell office:value-type="string" calcext:value-type="string">
            <text:p>Youngstown, OH, USA</text:p>
          </table:table-cell>
          <table:table-cell table:style-name="ce13" table:formula="of:=IF(WEEKDAY([.C34])=6;[.C34];IF(WEEKDAY([.C34])=7;[.C34]-1;IF(WEEKDAY([.C34])=1;[.C34]-2)))" office:value-type="date" office:date-value="2022-06-17" calcext:value-type="date">
            <text:p>06/17/22</text:p>
          </table:table-cell>
          <table:table-cell table:style-name="ce14" table:formula="of:=TEXT([.E34]; &quot;MM/DD&quot;)" office:value-type="string" office:string-value="06/17" calcext:value-type="string">
            <text:p>06/17</text:p>
          </table:table-cell>
          <table:table-cell table:style-name="ce15" table:formula="of:=[.E34]+2" office:value-type="date" office:date-value="2022-06-19" calcext:value-type="date">
            <text:p>06/19/22</text:p>
          </table:table-cell>
          <table:table-cell table:formula="of:=TEXT([.G34]; &quot;MM/DD&quot;)" office:value-type="string" office:string-value="06/19" calcext:value-type="string">
            <text:p>06/19</text:p>
          </table:table-cell>
          <table:table-cell table:formula="of:=CONCATENATE([.F34];&quot; - &quot;; [.H34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date" office:date-value="2022-06-19" calcext:value-type="date">
            <text:p>06/19/2022</text:p>
          </table:table-cell>
          <table:table-cell office:value-type="string" calcext:value-type="string">
            <text:p>Canfield, Ohio, USA</text:p>
          </table:table-cell>
          <table:table-cell table:style-name="ce13" table:formula="of:=IF(WEEKDAY([.C35])=6;[.C35];IF(WEEKDAY([.C35])=7;[.C35]-1;IF(WEEKDAY([.C35])=1;[.C35]-2)))" office:value-type="date" office:date-value="2022-06-17" calcext:value-type="date">
            <text:p>06/17/22</text:p>
          </table:table-cell>
          <table:table-cell table:style-name="ce14" table:formula="of:=TEXT([.E35]; &quot;MM/DD&quot;)" office:value-type="string" office:string-value="06/17" calcext:value-type="string">
            <text:p>06/17</text:p>
          </table:table-cell>
          <table:table-cell table:style-name="ce15" table:formula="of:=[.E35]+2" office:value-type="date" office:date-value="2022-06-19" calcext:value-type="date">
            <text:p>06/19/22</text:p>
          </table:table-cell>
          <table:table-cell table:formula="of:=TEXT([.G35]; &quot;MM/DD&quot;)" office:value-type="string" office:string-value="06/19" calcext:value-type="string">
            <text:p>06/19</text:p>
          </table:table-cell>
          <table:table-cell table:formula="of:=CONCATENATE([.F35];&quot; - &quot;; [.H35])" office:value-type="string" office:string-value="06/17 - 06/19" calcext:value-type="string">
            <text:p>06/17 - 06/19</text:p>
          </table:table-cell>
          <table:table-cell office:value-type="string" calcext:value-type="string">
            <text:p>06/17 - 06/1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date" office:date-value="2022-07-01" calcext:value-type="date">
            <text:p>07/01/2022</text:p>
          </table:table-cell>
          <table:table-cell office:value-type="string" calcext:value-type="string">
            <text:p>Gnadenhutten, OH, USA</text:p>
          </table:table-cell>
          <table:table-cell table:style-name="ce13" table:formula="of:=IF(WEEKDAY([.C36])=6;[.C36];IF(WEEKDAY([.C36])=7;[.C36]-1;IF(WEEKDAY([.C36])=1;[.C36]-2)))" office:value-type="date" office:date-value="2022-07-01" calcext:value-type="date">
            <text:p>07/01/22</text:p>
          </table:table-cell>
          <table:table-cell table:style-name="ce14" table:formula="of:=TEXT([.E36]; &quot;MM/DD&quot;)" office:value-type="string" office:string-value="07/01" calcext:value-type="string">
            <text:p>07/01</text:p>
          </table:table-cell>
          <table:table-cell table:style-name="ce15" table:formula="of:=[.E36]+2" office:value-type="date" office:date-value="2022-07-03" calcext:value-type="date">
            <text:p>07/03/22</text:p>
          </table:table-cell>
          <table:table-cell table:formula="of:=TEXT([.G36]; &quot;MM/DD&quot;)" office:value-type="string" office:string-value="07/03" calcext:value-type="string">
            <text:p>07/03</text:p>
          </table:table-cell>
          <table:table-cell table:formula="of:=CONCATENATE([.F36];&quot; - &quot;; [.H36])" office:value-type="string" office:string-value="07/01 - 07/03" calcext:value-type="string">
            <text:p>07/01 - 07/03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date" office:date-value="2022-07-02" calcext:value-type="date">
            <text:p>07/02/2022</text:p>
          </table:table-cell>
          <table:table-cell office:value-type="string" calcext:value-type="string">
            <text:p>Gnadenhutten, OH, USA</text:p>
          </table:table-cell>
          <table:table-cell table:style-name="ce13" table:formula="of:=IF(WEEKDAY([.C37])=6;[.C37];IF(WEEKDAY([.C37])=7;[.C37]-1;IF(WEEKDAY([.C37])=1;[.C37]-2)))" office:value-type="date" office:date-value="2022-07-01" calcext:value-type="date">
            <text:p>07/01/22</text:p>
          </table:table-cell>
          <table:table-cell table:style-name="ce14" table:formula="of:=TEXT([.E37]; &quot;MM/DD&quot;)" office:value-type="string" office:string-value="07/01" calcext:value-type="string">
            <text:p>07/01</text:p>
          </table:table-cell>
          <table:table-cell table:style-name="ce15" table:formula="of:=[.E37]+2" office:value-type="date" office:date-value="2022-07-03" calcext:value-type="date">
            <text:p>07/03/22</text:p>
          </table:table-cell>
          <table:table-cell table:formula="of:=TEXT([.G37]; &quot;MM/DD&quot;)" office:value-type="string" office:string-value="07/03" calcext:value-type="string">
            <text:p>07/03</text:p>
          </table:table-cell>
          <table:table-cell table:formula="of:=CONCATENATE([.F37];&quot; - &quot;; [.H37])" office:value-type="string" office:string-value="07/01 - 07/03" calcext:value-type="string">
            <text:p>07/01 - 07/03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date" office:date-value="2022-07-03" calcext:value-type="date">
            <text:p>07/03/2022</text:p>
          </table:table-cell>
          <table:table-cell office:value-type="string" calcext:value-type="string">
            <text:p>Gnadenhutten, OH, USA</text:p>
          </table:table-cell>
          <table:table-cell table:style-name="ce13" table:formula="of:=IF(WEEKDAY([.C38])=6;[.C38];IF(WEEKDAY([.C38])=7;[.C38]-1;IF(WEEKDAY([.C38])=1;[.C38]-2)))" office:value-type="date" office:date-value="2022-07-01" calcext:value-type="date">
            <text:p>07/01/22</text:p>
          </table:table-cell>
          <table:table-cell table:style-name="ce14" table:formula="of:=TEXT([.E38]; &quot;MM/DD&quot;)" office:value-type="string" office:string-value="07/01" calcext:value-type="string">
            <text:p>07/01</text:p>
          </table:table-cell>
          <table:table-cell table:style-name="ce15" table:formula="of:=[.E38]+2" office:value-type="date" office:date-value="2022-07-03" calcext:value-type="date">
            <text:p>07/03/22</text:p>
          </table:table-cell>
          <table:table-cell table:formula="of:=TEXT([.G38]; &quot;MM/DD&quot;)" office:value-type="string" office:string-value="07/03" calcext:value-type="string">
            <text:p>07/03</text:p>
          </table:table-cell>
          <table:table-cell table:formula="of:=CONCATENATE([.F38];&quot; - &quot;; [.H38])" office:value-type="string" office:string-value="07/01 - 07/03" calcext:value-type="string">
            <text:p>07/01 - 07/03</text:p>
          </table:table-cell>
          <table:table-cell office:value-type="string" calcext:value-type="string">
            <text:p>07/01 - 07/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date" office:date-value="2022-07-08" calcext:value-type="date">
            <text:p>07/08/2022</text:p>
          </table:table-cell>
          <table:table-cell office:value-type="string" calcext:value-type="string">
            <text:p>Leavittsburg, OH, USA</text:p>
          </table:table-cell>
          <table:table-cell table:style-name="ce13" table:formula="of:=IF(WEEKDAY([.C39])=6;[.C39];IF(WEEKDAY([.C39])=7;[.C39]-1;IF(WEEKDAY([.C39])=1;[.C39]-2)))" office:value-type="date" office:date-value="2022-07-08" calcext:value-type="date">
            <text:p>07/08/22</text:p>
          </table:table-cell>
          <table:table-cell table:style-name="ce14" table:formula="of:=TEXT([.E39]; &quot;MM/DD&quot;)" office:value-type="string" office:string-value="07/08" calcext:value-type="string">
            <text:p>07/08</text:p>
          </table:table-cell>
          <table:table-cell table:style-name="ce15" table:formula="of:=[.E39]+2" office:value-type="date" office:date-value="2022-07-10" calcext:value-type="date">
            <text:p>07/10/22</text:p>
          </table:table-cell>
          <table:table-cell table:formula="of:=TEXT([.G39]; &quot;MM/DD&quot;)" office:value-type="string" office:string-value="07/10" calcext:value-type="string">
            <text:p>07/10</text:p>
          </table:table-cell>
          <table:table-cell table:formula="of:=CONCATENATE([.F39];&quot; - &quot;; [.H39])" office:value-type="string" office:string-value="07/08 - 07/10" calcext:value-type="string">
            <text:p>07/08 - 07/10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office:value-type="date" office:date-value="2022-07-09" calcext:value-type="date">
            <text:p>07/09/2022</text:p>
          </table:table-cell>
          <table:table-cell office:value-type="string" calcext:value-type="string">
            <text:p>North Ridgeville, OH, USA</text:p>
          </table:table-cell>
          <table:table-cell table:style-name="ce13" table:formula="of:=IF(WEEKDAY([.C40])=6;[.C40];IF(WEEKDAY([.C40])=7;[.C40]-1;IF(WEEKDAY([.C40])=1;[.C40]-2)))" office:value-type="date" office:date-value="2022-07-08" calcext:value-type="date">
            <text:p>07/08/22</text:p>
          </table:table-cell>
          <table:table-cell table:style-name="ce14" table:formula="of:=TEXT([.E40]; &quot;MM/DD&quot;)" office:value-type="string" office:string-value="07/08" calcext:value-type="string">
            <text:p>07/08</text:p>
          </table:table-cell>
          <table:table-cell table:style-name="ce15" table:formula="of:=[.E40]+2" office:value-type="date" office:date-value="2022-07-10" calcext:value-type="date">
            <text:p>07/10/22</text:p>
          </table:table-cell>
          <table:table-cell table:formula="of:=TEXT([.G40]; &quot;MM/DD&quot;)" office:value-type="string" office:string-value="07/10" calcext:value-type="string">
            <text:p>07/10</text:p>
          </table:table-cell>
          <table:table-cell table:formula="of:=CONCATENATE([.F40];&quot; - &quot;; [.H40])" office:value-type="string" office:string-value="07/08 - 07/10" calcext:value-type="string">
            <text:p>07/08 - 07/10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date" office:date-value="2022-07-09" calcext:value-type="date">
            <text:p>07/09/2022</text:p>
          </table:table-cell>
          <table:table-cell office:value-type="string" calcext:value-type="string">
            <text:p>Leavittsburg, OH, USA</text:p>
          </table:table-cell>
          <table:table-cell table:style-name="ce13" table:formula="of:=IF(WEEKDAY([.C41])=6;[.C41];IF(WEEKDAY([.C41])=7;[.C41]-1;IF(WEEKDAY([.C41])=1;[.C41]-2)))" office:value-type="date" office:date-value="2022-07-08" calcext:value-type="date">
            <text:p>07/08/22</text:p>
          </table:table-cell>
          <table:table-cell table:style-name="ce14" table:formula="of:=TEXT([.E41]; &quot;MM/DD&quot;)" office:value-type="string" office:string-value="07/08" calcext:value-type="string">
            <text:p>07/08</text:p>
          </table:table-cell>
          <table:table-cell table:style-name="ce15" table:formula="of:=[.E41]+2" office:value-type="date" office:date-value="2022-07-10" calcext:value-type="date">
            <text:p>07/10/22</text:p>
          </table:table-cell>
          <table:table-cell table:formula="of:=TEXT([.G41]; &quot;MM/DD&quot;)" office:value-type="string" office:string-value="07/10" calcext:value-type="string">
            <text:p>07/10</text:p>
          </table:table-cell>
          <table:table-cell table:formula="of:=CONCATENATE([.F41];&quot; - &quot;; [.H41])" office:value-type="string" office:string-value="07/08 - 07/10" calcext:value-type="string">
            <text:p>07/08 - 07/10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office:value-type="date" office:date-value="2022-07-10" calcext:value-type="date">
            <text:p>07/10/2022</text:p>
          </table:table-cell>
          <table:table-cell office:value-type="string" calcext:value-type="string">
            <text:p>North Ridgeville, OH, USA</text:p>
          </table:table-cell>
          <table:table-cell table:style-name="ce13" table:formula="of:=IF(WEEKDAY([.C42])=6;[.C42];IF(WEEKDAY([.C42])=7;[.C42]-1;IF(WEEKDAY([.C42])=1;[.C42]-2)))" office:value-type="date" office:date-value="2022-07-08" calcext:value-type="date">
            <text:p>07/08/22</text:p>
          </table:table-cell>
          <table:table-cell table:style-name="ce14" table:formula="of:=TEXT([.E42]; &quot;MM/DD&quot;)" office:value-type="string" office:string-value="07/08" calcext:value-type="string">
            <text:p>07/08</text:p>
          </table:table-cell>
          <table:table-cell table:style-name="ce15" table:formula="of:=[.E42]+2" office:value-type="date" office:date-value="2022-07-10" calcext:value-type="date">
            <text:p>07/10/22</text:p>
          </table:table-cell>
          <table:table-cell table:formula="of:=TEXT([.G42]; &quot;MM/DD&quot;)" office:value-type="string" office:string-value="07/10" calcext:value-type="string">
            <text:p>07/10</text:p>
          </table:table-cell>
          <table:table-cell table:formula="of:=CONCATENATE([.F42];&quot; - &quot;; [.H42])" office:value-type="string" office:string-value="07/08 - 07/10" calcext:value-type="string">
            <text:p>07/08 - 07/10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date" office:date-value="2022-07-10" calcext:value-type="date">
            <text:p>07/10/2022</text:p>
          </table:table-cell>
          <table:table-cell office:value-type="string" calcext:value-type="string">
            <text:p>Leavittsburg, OH, USA</text:p>
          </table:table-cell>
          <table:table-cell table:style-name="ce13" table:formula="of:=IF(WEEKDAY([.C43])=6;[.C43];IF(WEEKDAY([.C43])=7;[.C43]-1;IF(WEEKDAY([.C43])=1;[.C43]-2)))" office:value-type="date" office:date-value="2022-07-08" calcext:value-type="date">
            <text:p>07/08/22</text:p>
          </table:table-cell>
          <table:table-cell table:style-name="ce14" table:formula="of:=TEXT([.E43]; &quot;MM/DD&quot;)" office:value-type="string" office:string-value="07/08" calcext:value-type="string">
            <text:p>07/08</text:p>
          </table:table-cell>
          <table:table-cell table:style-name="ce15" table:formula="of:=[.E43]+2" office:value-type="date" office:date-value="2022-07-10" calcext:value-type="date">
            <text:p>07/10/22</text:p>
          </table:table-cell>
          <table:table-cell table:formula="of:=TEXT([.G43]; &quot;MM/DD&quot;)" office:value-type="string" office:string-value="07/10" calcext:value-type="string">
            <text:p>07/10</text:p>
          </table:table-cell>
          <table:table-cell table:formula="of:=CONCATENATE([.F43];&quot; - &quot;; [.H43])" office:value-type="string" office:string-value="07/08 - 07/10" calcext:value-type="string">
            <text:p>07/08 - 07/10</text:p>
          </table:table-cell>
          <table:table-cell office:value-type="string" calcext:value-type="string">
            <text:p>07/08 - 07/1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office:value-type="date" office:date-value="2022-07-16" calcext:value-type="date">
            <text:p>07/16/2022</text:p>
          </table:table-cell>
          <table:table-cell office:value-type="string" calcext:value-type="string">
            <text:p>Jefferson, OH, USA</text:p>
          </table:table-cell>
          <table:table-cell table:style-name="ce13" table:formula="of:=IF(WEEKDAY([.C44])=6;[.C44];IF(WEEKDAY([.C44])=7;[.C44]-1;IF(WEEKDAY([.C44])=1;[.C44]-2)))" office:value-type="date" office:date-value="2022-07-15" calcext:value-type="date">
            <text:p>07/15/22</text:p>
          </table:table-cell>
          <table:table-cell table:style-name="ce14" table:formula="of:=TEXT([.E44]; &quot;MM/DD&quot;)" office:value-type="string" office:string-value="07/15" calcext:value-type="string">
            <text:p>07/15</text:p>
          </table:table-cell>
          <table:table-cell table:style-name="ce15" table:formula="of:=[.E44]+2" office:value-type="date" office:date-value="2022-07-17" calcext:value-type="date">
            <text:p>07/17/22</text:p>
          </table:table-cell>
          <table:table-cell table:formula="of:=TEXT([.G44]; &quot;MM/DD&quot;)" office:value-type="string" office:string-value="07/17" calcext:value-type="string">
            <text:p>07/17</text:p>
          </table:table-cell>
          <table:table-cell table:formula="of:=CONCATENATE([.F44];&quot; - &quot;; [.H44])" office:value-type="string" office:string-value="07/15 - 07/17" calcext:value-type="string">
            <text:p>07/15 - 07/17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office:value-type="date" office:date-value="2022-07-17" calcext:value-type="date">
            <text:p>07/17/2022</text:p>
          </table:table-cell>
          <table:table-cell office:value-type="string" calcext:value-type="string">
            <text:p>Jefferson, OH, USA</text:p>
          </table:table-cell>
          <table:table-cell table:style-name="ce13" table:formula="of:=IF(WEEKDAY([.C45])=6;[.C45];IF(WEEKDAY([.C45])=7;[.C45]-1;IF(WEEKDAY([.C45])=1;[.C45]-2)))" office:value-type="date" office:date-value="2022-07-15" calcext:value-type="date">
            <text:p>07/15/22</text:p>
          </table:table-cell>
          <table:table-cell table:style-name="ce14" table:formula="of:=TEXT([.E45]; &quot;MM/DD&quot;)" office:value-type="string" office:string-value="07/15" calcext:value-type="string">
            <text:p>07/15</text:p>
          </table:table-cell>
          <table:table-cell table:style-name="ce15" table:formula="of:=[.E45]+2" office:value-type="date" office:date-value="2022-07-17" calcext:value-type="date">
            <text:p>07/17/22</text:p>
          </table:table-cell>
          <table:table-cell table:formula="of:=TEXT([.G45]; &quot;MM/DD&quot;)" office:value-type="string" office:string-value="07/17" calcext:value-type="string">
            <text:p>07/17</text:p>
          </table:table-cell>
          <table:table-cell table:formula="of:=CONCATENATE([.F45];&quot; - &quot;; [.H45])" office:value-type="string" office:string-value="07/15 - 07/17" calcext:value-type="string">
            <text:p>07/15 - 07/17</text:p>
          </table:table-cell>
          <table:table-cell office:value-type="string" calcext:value-type="string">
            <text:p>07/15 - 07/1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date" office:date-value="2022-07-21" calcext:value-type="date">
            <text:p>07/21/2022</text:p>
          </table:table-cell>
          <table:table-cell office:value-type="string" calcext:value-type="string">
            <text:p>Columbus, OH, USA</text:p>
          </table:table-cell>
          <table:table-cell table:style-name="ce13" table:formula="of:=IF(WEEKDAY([.C46])=6;[.C46];IF(WEEKDAY([.C46])=7;[.C46]-1;IF(WEEKDAY([.C46])=1;[.C46]-2)))" office:value-type="date" office:date-value="1899-12-30" calcext:value-type="date">
            <text:p>12/30/99</text:p>
          </table:table-cell>
          <table:table-cell table:style-name="ce14" table:formula="of:=TEXT([.E46]; &quot;MM/DD&quot;)" office:value-type="string" office:string-value="12/30" calcext:value-type="string">
            <text:p>12/30</text:p>
          </table:table-cell>
          <table:table-cell table:style-name="ce15" table:formula="of:=[.E46]+2" office:value-type="date" office:date-value="1900-01-01" calcext:value-type="date">
            <text:p>01/01/00</text:p>
          </table:table-cell>
          <table:table-cell table:formula="of:=TEXT([.G46]; &quot;MM/DD&quot;)" office:value-type="string" office:string-value="01/01" calcext:value-type="string">
            <text:p>01/01</text:p>
          </table:table-cell>
          <table:table-cell table:formula="of:=CONCATENATE([.F46];&quot; - &quot;; [.H46])" office:value-type="string" office:string-value="12/30 - 01/01" calcext:value-type="string">
            <text:p>12/30 - 01/01</text:p>
          </table:table-cell>
          <table:table-cell office:value-type="string" calcext:value-type="string">
            <text:p>12/30 - 01/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Mayfield, Ohio, USA</text:p>
          </table:table-cell>
          <table:table-cell table:style-name="ce13" table:formula="of:=IF(WEEKDAY([.C47])=6;[.C47];IF(WEEKDAY([.C47])=7;[.C47]-1;IF(WEEKDAY([.C47])=1;[.C47]-2)))" office:value-type="date" office:date-value="2022-07-22" calcext:value-type="date">
            <text:p>07/22/22</text:p>
          </table:table-cell>
          <table:table-cell table:style-name="ce14" table:formula="of:=TEXT([.E47]; &quot;MM/DD&quot;)" office:value-type="string" office:string-value="07/22" calcext:value-type="string">
            <text:p>07/22</text:p>
          </table:table-cell>
          <table:table-cell table:style-name="ce15" table:formula="of:=[.E47]+2" office:value-type="date" office:date-value="2022-07-24" calcext:value-type="date">
            <text:p>07/24/22</text:p>
          </table:table-cell>
          <table:table-cell table:formula="of:=TEXT([.G47]; &quot;MM/DD&quot;)" office:value-type="string" office:string-value="07/24" calcext:value-type="string">
            <text:p>07/24</text:p>
          </table:table-cell>
          <table:table-cell table:formula="of:=CONCATENATE([.F47];&quot; - &quot;; [.H47])" office:value-type="string" office:string-value="07/22 - 07/24" calcext:value-type="string">
            <text:p>07/22 - 07/24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date" office:date-value="2022-07-22" calcext:value-type="date">
            <text:p>07/22/2022</text:p>
          </table:table-cell>
          <table:table-cell office:value-type="string" calcext:value-type="string">
            <text:p>Columbus, OH, USA</text:p>
          </table:table-cell>
          <table:table-cell table:style-name="ce13" table:formula="of:=IF(WEEKDAY([.C48])=6;[.C48];IF(WEEKDAY([.C48])=7;[.C48]-1;IF(WEEKDAY([.C48])=1;[.C48]-2)))" office:value-type="date" office:date-value="2022-07-22" calcext:value-type="date">
            <text:p>07/22/22</text:p>
          </table:table-cell>
          <table:table-cell table:style-name="ce14" table:formula="of:=TEXT([.E48]; &quot;MM/DD&quot;)" office:value-type="string" office:string-value="07/22" calcext:value-type="string">
            <text:p>07/22</text:p>
          </table:table-cell>
          <table:table-cell table:style-name="ce15" table:formula="of:=[.E48]+2" office:value-type="date" office:date-value="2022-07-24" calcext:value-type="date">
            <text:p>07/24/22</text:p>
          </table:table-cell>
          <table:table-cell table:formula="of:=TEXT([.G48]; &quot;MM/DD&quot;)" office:value-type="string" office:string-value="07/24" calcext:value-type="string">
            <text:p>07/24</text:p>
          </table:table-cell>
          <table:table-cell table:formula="of:=CONCATENATE([.F48];&quot; - &quot;; [.H48])" office:value-type="string" office:string-value="07/22 - 07/24" calcext:value-type="string">
            <text:p>07/22 - 07/24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date" office:date-value="2022-07-23" calcext:value-type="date">
            <text:p>07/23/2022</text:p>
          </table:table-cell>
          <table:table-cell office:value-type="string" calcext:value-type="string">
            <text:p>Mayfield, Ohio, USA</text:p>
          </table:table-cell>
          <table:table-cell table:style-name="ce13" table:formula="of:=IF(WEEKDAY([.C49])=6;[.C49];IF(WEEKDAY([.C49])=7;[.C49]-1;IF(WEEKDAY([.C49])=1;[.C49]-2)))" office:value-type="date" office:date-value="2022-07-22" calcext:value-type="date">
            <text:p>07/22/22</text:p>
          </table:table-cell>
          <table:table-cell table:style-name="ce14" table:formula="of:=TEXT([.E49]; &quot;MM/DD&quot;)" office:value-type="string" office:string-value="07/22" calcext:value-type="string">
            <text:p>07/22</text:p>
          </table:table-cell>
          <table:table-cell table:style-name="ce15" table:formula="of:=[.E49]+2" office:value-type="date" office:date-value="2022-07-24" calcext:value-type="date">
            <text:p>07/24/22</text:p>
          </table:table-cell>
          <table:table-cell table:formula="of:=TEXT([.G49]; &quot;MM/DD&quot;)" office:value-type="string" office:string-value="07/24" calcext:value-type="string">
            <text:p>07/24</text:p>
          </table:table-cell>
          <table:table-cell table:formula="of:=CONCATENATE([.F49];&quot; - &quot;; [.H49])" office:value-type="string" office:string-value="07/22 - 07/24" calcext:value-type="string">
            <text:p>07/22 - 07/24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date" office:date-value="2022-07-23" calcext:value-type="date">
            <text:p>07/23/2022</text:p>
          </table:table-cell>
          <table:table-cell office:value-type="string" calcext:value-type="string">
            <text:p>Columbus, OH, USA</text:p>
          </table:table-cell>
          <table:table-cell table:style-name="ce13" table:formula="of:=IF(WEEKDAY([.C50])=6;[.C50];IF(WEEKDAY([.C50])=7;[.C50]-1;IF(WEEKDAY([.C50])=1;[.C50]-2)))" office:value-type="date" office:date-value="2022-07-22" calcext:value-type="date">
            <text:p>07/22/22</text:p>
          </table:table-cell>
          <table:table-cell table:style-name="ce14" table:formula="of:=TEXT([.E50]; &quot;MM/DD&quot;)" office:value-type="string" office:string-value="07/22" calcext:value-type="string">
            <text:p>07/22</text:p>
          </table:table-cell>
          <table:table-cell table:style-name="ce15" table:formula="of:=[.E50]+2" office:value-type="date" office:date-value="2022-07-24" calcext:value-type="date">
            <text:p>07/24/22</text:p>
          </table:table-cell>
          <table:table-cell table:formula="of:=TEXT([.G50]; &quot;MM/DD&quot;)" office:value-type="string" office:string-value="07/24" calcext:value-type="string">
            <text:p>07/24</text:p>
          </table:table-cell>
          <table:table-cell table:formula="of:=CONCATENATE([.F50];&quot; - &quot;; [.H50])" office:value-type="string" office:string-value="07/22 - 07/24" calcext:value-type="string">
            <text:p>07/22 - 07/24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date" office:date-value="2022-07-24" calcext:value-type="date">
            <text:p>07/24/2022</text:p>
          </table:table-cell>
          <table:table-cell office:value-type="string" calcext:value-type="string">
            <text:p>Mayfield, Ohio, USA</text:p>
          </table:table-cell>
          <table:table-cell table:style-name="ce13" table:formula="of:=IF(WEEKDAY([.C51])=6;[.C51];IF(WEEKDAY([.C51])=7;[.C51]-1;IF(WEEKDAY([.C51])=1;[.C51]-2)))" office:value-type="date" office:date-value="2022-07-22" calcext:value-type="date">
            <text:p>07/22/22</text:p>
          </table:table-cell>
          <table:table-cell table:style-name="ce14" table:formula="of:=TEXT([.E51]; &quot;MM/DD&quot;)" office:value-type="string" office:string-value="07/22" calcext:value-type="string">
            <text:p>07/22</text:p>
          </table:table-cell>
          <table:table-cell table:style-name="ce15" table:formula="of:=[.E51]+2" office:value-type="date" office:date-value="2022-07-24" calcext:value-type="date">
            <text:p>07/24/22</text:p>
          </table:table-cell>
          <table:table-cell table:formula="of:=TEXT([.G51]; &quot;MM/DD&quot;)" office:value-type="string" office:string-value="07/24" calcext:value-type="string">
            <text:p>07/24</text:p>
          </table:table-cell>
          <table:table-cell table:formula="of:=CONCATENATE([.F51];&quot; - &quot;; [.H51])" office:value-type="string" office:string-value="07/22 - 07/24" calcext:value-type="string">
            <text:p>07/22 - 07/24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date" office:date-value="2022-07-24" calcext:value-type="date">
            <text:p>07/24/2022</text:p>
          </table:table-cell>
          <table:table-cell office:value-type="string" calcext:value-type="string">
            <text:p>Columbus, OH, USA</text:p>
          </table:table-cell>
          <table:table-cell table:style-name="ce13" table:formula="of:=IF(WEEKDAY([.C52])=6;[.C52];IF(WEEKDAY([.C52])=7;[.C52]-1;IF(WEEKDAY([.C52])=1;[.C52]-2)))" office:value-type="date" office:date-value="2022-07-22" calcext:value-type="date">
            <text:p>07/22/22</text:p>
          </table:table-cell>
          <table:table-cell table:style-name="ce14" table:formula="of:=TEXT([.E52]; &quot;MM/DD&quot;)" office:value-type="string" office:string-value="07/22" calcext:value-type="string">
            <text:p>07/22</text:p>
          </table:table-cell>
          <table:table-cell table:style-name="ce15" table:formula="of:=[.E52]+2" office:value-type="date" office:date-value="2022-07-24" calcext:value-type="date">
            <text:p>07/24/22</text:p>
          </table:table-cell>
          <table:table-cell table:formula="of:=TEXT([.G52]; &quot;MM/DD&quot;)" office:value-type="string" office:string-value="07/24" calcext:value-type="string">
            <text:p>07/24</text:p>
          </table:table-cell>
          <table:table-cell table:formula="of:=CONCATENATE([.F52];&quot; - &quot;; [.H52])" office:value-type="string" office:string-value="07/22 - 07/24" calcext:value-type="string">
            <text:p>07/22 - 07/24</text:p>
          </table:table-cell>
          <table:table-cell office:value-type="string" calcext:value-type="string">
            <text:p>07/22 - 07/24</text:p>
          </table:table-cell>
          <table:table-cell table:number-columns-repeated="1001"/>
        </table:table-row>
        <table:table-row table:style-name="ro1" table:number-rows-repeated="104852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leaned address" table:style-name="ta1">
        <office:forms form:automatic-focus="false" form:apply-design-mode="false"/>
        <table:table-column table:style-name="co7" table:default-cell-style-name="ce5"/>
        <table:table-column table:style-name="co8" table:default-cell-style-name="ce5"/>
        <table:table-column table:style-name="co9" table:default-cell-style-name="ce12"/>
        <table:table-column table:style-name="co3" table:default-cell-style-name="ce5"/>
        <table:table-column table:style-name="co5" table:number-columns-repeated="1000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Event Name</text:p>
          </table:table-cell>
          <table:table-cell table:style-name="ce11" office:value-type="string" calcext:value-type="string">
            <text:p>Date</text:p>
          </table:table-cell>
          <table:table-cell table:style-name="ce3" office:value-type="string" calcext:value-type="string">
            <text:p>Venue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ll Ball League</text:p>
          </table:table-cell>
          <table:table-cell table:style-name="ce5" office:value-type="string" calcext:value-type="string">
            <text:p>Oct, 17, 2021</text:p>
          </table:table-cell>
          <table:table-cell office:value-type="string" calcext:value-type="string">
            <text:p>Hubbard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Pumpkin Smash</text:p>
          </table:table-cell>
          <table:table-cell table:style-name="ce5" office:value-type="string" calcext:value-type="string">
            <text:p>Oct, 23, 2021</text:p>
          </table:table-cell>
          <table:table-cell office:value-type="string" calcext:value-type="string">
            <text:p>Leavittsburg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Shamrock Classic</text:p>
          </table:table-cell>
          <table:table-cell table:style-name="ce5" office:value-type="string" calcext:value-type="string">
            <text:p>Mar, 19, 2022</text:p>
          </table:table-cell>
          <table:table-cell office:value-type="string" calcext:value-type="string">
            <text:p>Mount Verno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table:style-name="ce5" office:value-type="string" calcext:value-type="string">
            <text:p>Apr, 02, 2022</text:p>
          </table:table-cell>
          <table:table-cell office:value-type="string" calcext:value-type="string">
            <text:p>Canto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table:style-name="ce5" office:value-type="string" calcext:value-type="string">
            <text:p>Apr, 03, 2022</text:p>
          </table:table-cell>
          <table:table-cell office:value-type="string" calcext:value-type="string">
            <text:p>Canto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Ytown Mayhem</text:p>
          </table:table-cell>
          <table:table-cell table:style-name="ce5" office:value-type="string" calcext:value-type="string">
            <text:p>Apr, 22, 2022</text:p>
          </table:table-cell>
          <table:table-cell office:value-type="string" calcext:value-type="string">
            <text:p>Hubbard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table:style-name="ce5" office:value-type="string" calcext:value-type="string">
            <text:p>May, 07, 2022</text:p>
          </table:table-cell>
          <table:table-cell office:value-type="string" calcext:value-type="string">
            <text:p>Rootstow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table:style-name="ce5" office:value-type="string" calcext:value-type="string">
            <text:p>May, 07, 2022</text:p>
          </table:table-cell>
          <table:table-cell office:value-type="string" calcext:value-type="string">
            <text:p>Rootstow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table:style-name="ce5" office:value-type="string" calcext:value-type="string">
            <text:p>May, 08, 2022</text:p>
          </table:table-cell>
          <table:table-cell office:value-type="string" calcext:value-type="string">
            <text:p>Rootstow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table:style-name="ce5" office:value-type="string" calcext:value-type="string">
            <text:p>May, 08, 2022</text:p>
          </table:table-cell>
          <table:table-cell office:value-type="string" calcext:value-type="string">
            <text:p>Rootstow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table:style-name="ce5" office:value-type="string" calcext:value-type="string">
            <text:p>May, 13, 2022</text:p>
          </table:table-cell>
          <table:table-cell office:value-type="string" calcext:value-type="string">
            <text:p>Canfield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table:style-name="ce5" office:value-type="string" calcext:value-type="string">
            <text:p>May, 15, 2022</text:p>
          </table:table-cell>
          <table:table-cell office:value-type="string" calcext:value-type="string">
            <text:p>Canfield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table:style-name="ce5" office:value-type="string" calcext:value-type="string">
            <text:p>May, 20, 2022</text:p>
          </table:table-cell>
          <table:table-cell office:value-type="string" calcext:value-type="string">
            <text:p>Stow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table:style-name="ce5" office:value-type="string" calcext:value-type="string">
            <text:p>May, 21, 2022</text:p>
          </table:table-cell>
          <table:table-cell office:value-type="string" calcext:value-type="string">
            <text:p>Stow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table:style-name="ce5" office:value-type="string" calcext:value-type="string">
            <text:p>May, 22, 2022</text:p>
          </table:table-cell>
          <table:table-cell office:value-type="string" calcext:value-type="string">
            <text:p>Stow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table:style-name="ce5" office:value-type="string" calcext:value-type="string">
            <text:p>May, 27, 2022</text:p>
          </table:table-cell>
          <table:table-cell office:value-type="string" calcext:value-type="string">
            <text:p>North Ridgeville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table:style-name="ce5" office:value-type="string" calcext:value-type="string">
            <text:p>May, 28, 2022</text:p>
          </table:table-cell>
          <table:table-cell office:value-type="string" calcext:value-type="string">
            <text:p>North Ridgeville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table:style-name="ce5" office:value-type="string" calcext:value-type="string">
            <text:p>May, 29, 2022</text:p>
          </table:table-cell>
          <table:table-cell office:value-type="string" calcext:value-type="string">
            <text:p>North Ridgeville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table:style-name="ce5" office:value-type="string" calcext:value-type="string">
            <text:p>Jun, 03, 2022</text:p>
          </table:table-cell>
          <table:table-cell office:value-type="string" calcext:value-type="string">
            <text:p>Tallmadge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table:style-name="ce5" office:value-type="string" calcext:value-type="string">
            <text:p>Jun, 04, 2022</text:p>
          </table:table-cell>
          <table:table-cell office:value-type="string" calcext:value-type="string">
            <text:p>Streetsboro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table:style-name="ce5" office:value-type="string" calcext:value-type="string">
            <text:p>Jun, 04, 2022</text:p>
          </table:table-cell>
          <table:table-cell office:value-type="string" calcext:value-type="string">
            <text:p>Tallmadge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table:style-name="ce5" office:value-type="string" calcext:value-type="string">
            <text:p>Jun, 05, 2022</text:p>
          </table:table-cell>
          <table:table-cell office:value-type="string" calcext:value-type="string">
            <text:p>Streetsboro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table:style-name="ce5" office:value-type="string" calcext:value-type="string">
            <text:p>Jun, 05, 2022</text:p>
          </table:table-cell>
          <table:table-cell office:value-type="string" calcext:value-type="string">
            <text:p>Tallmadge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table:style-name="ce5" office:value-type="string" calcext:value-type="string">
            <text:p>Jun, 10, 2022</text:p>
          </table:table-cell>
          <table:table-cell office:value-type="string" calcext:value-type="string">
            <text:p>Hudso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table:style-name="ce5" office:value-type="string" calcext:value-type="string">
            <text:p>Jun, 11, 2022</text:p>
          </table:table-cell>
          <table:table-cell office:value-type="string" calcext:value-type="string">
            <text:p>Hudso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table:style-name="ce5" office:value-type="string" calcext:value-type="string">
            <text:p>Jun, 12, 2022</text:p>
          </table:table-cell>
          <table:table-cell office:value-type="string" calcext:value-type="string">
            <text:p>Hudso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table:style-name="ce5" office:value-type="string" calcext:value-type="string">
            <text:p>Jun, 17, 2022</text:p>
          </table:table-cell>
          <table:table-cell office:value-type="string" calcext:value-type="string">
            <text:p>Youngstow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table:style-name="ce5" office:value-type="string" calcext:value-type="string">
            <text:p>Jun, 17, 2022</text:p>
          </table:table-cell>
          <table:table-cell office:value-type="string" calcext:value-type="string">
            <text:p>Canfield, Ohio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table:style-name="ce5" office:value-type="string" calcext:value-type="string">
            <text:p>Jun, 17, 2022</text:p>
          </table:table-cell>
          <table:table-cell office:value-type="string" calcext:value-type="string">
            <text:p>Canfield, Ohio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table:style-name="ce5" office:value-type="string" calcext:value-type="string">
            <text:p>Jun, 18, 2022</text:p>
          </table:table-cell>
          <table:table-cell office:value-type="string" calcext:value-type="string">
            <text:p>Youngstow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table:style-name="ce5" office:value-type="string" calcext:value-type="string">
            <text:p>Jun, 18, 2022</text:p>
          </table:table-cell>
          <table:table-cell office:value-type="string" calcext:value-type="string">
            <text:p>Canfield, Ohio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table:style-name="ce5" office:value-type="string" calcext:value-type="string">
            <text:p>Jun, 19, 2022</text:p>
          </table:table-cell>
          <table:table-cell office:value-type="string" calcext:value-type="string">
            <text:p>Youngstow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table:style-name="ce5" office:value-type="string" calcext:value-type="string">
            <text:p>Jun, 19, 2022</text:p>
          </table:table-cell>
          <table:table-cell office:value-type="string" calcext:value-type="string">
            <text:p>Canfield, Ohio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table:style-name="ce5" office:value-type="string" calcext:value-type="string">
            <text:p>Jul, 01, 2022</text:p>
          </table:table-cell>
          <table:table-cell office:value-type="string" calcext:value-type="string">
            <text:p>Gnadenhutte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table:style-name="ce5" office:value-type="string" calcext:value-type="string">
            <text:p>Jul, 02, 2022</text:p>
          </table:table-cell>
          <table:table-cell office:value-type="string" calcext:value-type="string">
            <text:p>Gnadenhutte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table:style-name="ce5" office:value-type="string" calcext:value-type="string">
            <text:p>Jul, 03, 2022</text:p>
          </table:table-cell>
          <table:table-cell office:value-type="string" calcext:value-type="string">
            <text:p>Gnadenhutte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table:style-name="ce5" office:value-type="string" calcext:value-type="string">
            <text:p>Jul, 08, 2022</text:p>
          </table:table-cell>
          <table:table-cell office:value-type="string" calcext:value-type="string">
            <text:p>Leavittsburg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table:style-name="ce5" office:value-type="string" calcext:value-type="string">
            <text:p>Jul, 09, 2022</text:p>
          </table:table-cell>
          <table:table-cell office:value-type="string" calcext:value-type="string">
            <text:p>North Ridgeville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table:style-name="ce5" office:value-type="string" calcext:value-type="string">
            <text:p>Jul, 09, 2022</text:p>
          </table:table-cell>
          <table:table-cell office:value-type="string" calcext:value-type="string">
            <text:p>Leavittsburg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table:style-name="ce5" office:value-type="string" calcext:value-type="string">
            <text:p>Jul, 10, 2022</text:p>
          </table:table-cell>
          <table:table-cell office:value-type="string" calcext:value-type="string">
            <text:p>North Ridgeville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table:style-name="ce5" office:value-type="string" calcext:value-type="string">
            <text:p>Jul, 10, 2022</text:p>
          </table:table-cell>
          <table:table-cell office:value-type="string" calcext:value-type="string">
            <text:p>Leavittsburg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table:style-name="ce5" office:value-type="string" calcext:value-type="string">
            <text:p>Jul, 16, 2022</text:p>
          </table:table-cell>
          <table:table-cell office:value-type="string" calcext:value-type="string">
            <text:p>Jefferso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table:style-name="ce5" office:value-type="string" calcext:value-type="string">
            <text:p>Jul, 17, 2022</text:p>
          </table:table-cell>
          <table:table-cell office:value-type="string" calcext:value-type="string">
            <text:p>Jefferson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table:style-name="ce5" office:value-type="string" calcext:value-type="string">
            <text:p>Jul, 21, 2022</text:p>
          </table:table-cell>
          <table:table-cell office:value-type="string" calcext:value-type="string">
            <text:p>Columbus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table:style-name="ce5" office:value-type="string" calcext:value-type="string">
            <text:p>Jul, 22, 2022</text:p>
          </table:table-cell>
          <table:table-cell office:value-type="string" calcext:value-type="string">
            <text:p>Mayfield, Ohio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table:style-name="ce5" office:value-type="string" calcext:value-type="string">
            <text:p>Jul, 22, 2022</text:p>
          </table:table-cell>
          <table:table-cell office:value-type="string" calcext:value-type="string">
            <text:p>Columbus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table:style-name="ce5" office:value-type="string" calcext:value-type="string">
            <text:p>Jul, 23, 2022</text:p>
          </table:table-cell>
          <table:table-cell office:value-type="string" calcext:value-type="string">
            <text:p>Mayfield, Ohio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table:style-name="ce5" office:value-type="string" calcext:value-type="string">
            <text:p>Jul, 23, 2022</text:p>
          </table:table-cell>
          <table:table-cell office:value-type="string" calcext:value-type="string">
            <text:p>Columbus, OH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table:style-name="ce5" office:value-type="string" calcext:value-type="string">
            <text:p>Jul, 24, 2022</text:p>
          </table:table-cell>
          <table:table-cell office:value-type="string" calcext:value-type="string">
            <text:p>Mayfield, Ohio, US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table:style-name="ce5" office:value-type="string" calcext:value-type="string">
            <text:p>Jul, 24, 2022</text:p>
          </table:table-cell>
          <table:table-cell office:value-type="string" calcext:value-type="string">
            <text:p>Columbus, OH, USA</text:p>
          </table:table-cell>
          <table:table-cell table:number-columns-repeated="1000"/>
        </table:table-row>
        <table:table-row table:style-name="ro1" table:number-rows-repeated="1048524">
          <table:table-cell table:number-columns-repeated="1004"/>
        </table:table-row>
        <table:table-row table:style-name="ro2">
          <table:table-cell table:number-columns-repeated="1004"/>
        </table:table-row>
      </table:table>
      <table:table table:name="removed_columns" table:style-name="ta1">
        <office:forms form:automatic-focus="false" form:apply-design-mode="false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5" table:number-columns-repeated="1007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Event Na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Venu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Shamrock Classic</text:p>
          </table:table-cell>
          <table:table-cell office:value-type="string" calcext:value-type="string">
            <text:p>Mar, 19, 2022</text:p>
          </table:table-cell>
          <table:table-cell office:value-type="string" calcext:value-type="string">
            <text:p>739 Upper Fredericktown Road, Mount Verno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Apr, 02, 2022</text:p>
          </table:table-cell>
          <table:table-cell office:value-type="string" calcext:value-type="string">
            <text:p>Hall of Fame Fitness Center, Roberts Avenue Northwest, Canto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Apr, 03, 2022</text:p>
          </table:table-cell>
          <table:table-cell office:value-type="string" calcext:value-type="string">
            <text:p>Hall of Fame Fitness Center, Roberts Avenue Northwest, Canto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Ytown Mayhem</text:p>
          </table:table-cell>
          <table:table-cell office:value-type="string" calcext:value-type="string">
            <text:p>Apr, 22, 2022</text:p>
          </table:table-cell>
          <table:table-cell office:value-type="string" calcext:value-type="string">
            <text:p>Harding Park, Roosevelt Drive, Hubbard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May, 07, 2022</text:p>
          </table:table-cell>
          <table:table-cell office:value-type="string" calcext:value-type="string">
            <text:p>Gracie Fields, Cook Road, Rootstow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May, 07, 2022</text:p>
          </table:table-cell>
          <table:table-cell office:value-type="string" calcext:value-type="string">
            <text:p>Gracie Fields, 3540 Cook Road, Rootstow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May, 08, 2022</text:p>
          </table:table-cell>
          <table:table-cell office:value-type="string" calcext:value-type="string">
            <text:p>Gracie Fields, Cook Road, Rootstow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May, 08, 2022</text:p>
          </table:table-cell>
          <table:table-cell office:value-type="string" calcext:value-type="string">
            <text:p>Gracie Fields, 3540 Cook Road, Rootstow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May, 13, 2022</text:p>
          </table:table-cell>
          <table:table-cell office:value-type="string" calcext:value-type="string">
            <text:p>McCune Park, Shields Road, Canfield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May, 15, 2022</text:p>
          </table:table-cell>
          <table:table-cell office:value-type="string" calcext:value-type="string">
            <text:p>McCune Park, Shields Road, Canfield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May, 20, 2022</text:p>
          </table:table-cell>
          <table:table-cell office:value-type="string" calcext:value-type="string">
            <text:p>Stow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May, 21, 2022</text:p>
          </table:table-cell>
          <table:table-cell office:value-type="string" calcext:value-type="string">
            <text:p>Stow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May, 22, 2022</text:p>
          </table:table-cell>
          <table:table-cell office:value-type="string" calcext:value-type="string">
            <text:p>Stow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May, 27, 2022</text:p>
          </table:table-cell>
          <table:table-cell office:value-type="string" calcext:value-type="string">
            <text:p>Victory Sports Park, Victory Lane, North Ridgeville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May, 28, 2022</text:p>
          </table:table-cell>
          <table:table-cell office:value-type="string" calcext:value-type="string">
            <text:p>Victory Sports Park, Victory Lane, North Ridgeville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May, 29, 2022</text:p>
          </table:table-cell>
          <table:table-cell office:value-type="string" calcext:value-type="string">
            <text:p>Victory Sports Park, Victory Lane, North Ridgeville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Jun, 03, 2022</text:p>
          </table:table-cell>
          <table:table-cell office:value-type="string" calcext:value-type="string">
            <text:p>Tallmadge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Streetsboro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Tallmadge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Jun, 05, 2022</text:p>
          </table:table-cell>
          <table:table-cell office:value-type="string" calcext:value-type="string">
            <text:p>Streetsboro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Jun, 05, 2022</text:p>
          </table:table-cell>
          <table:table-cell office:value-type="string" calcext:value-type="string">
            <text:p>Tallmadge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Jun, 10, 2022</text:p>
          </table:table-cell>
          <table:table-cell office:value-type="string" calcext:value-type="string">
            <text:p>Hudso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Jun, 11, 2022</text:p>
          </table:table-cell>
          <table:table-cell office:value-type="string" calcext:value-type="string">
            <text:p>Hudso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Jun, 12, 2022</text:p>
          </table:table-cell>
          <table:table-cell office:value-type="string" calcext:value-type="string">
            <text:p>Hudso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Jun, 17, 2022</text:p>
          </table:table-cell>
          <table:table-cell office:value-type="string" calcext:value-type="string">
            <text:p>410 McClurg Road, Youngstow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Jun, 17, 2022</text:p>
          </table:table-cell>
          <table:table-cell office:value-type="string" calcext:value-type="string">
            <text:p>5327 Shields Rd, Canfield, Ohio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Jun, 17, 2022</text:p>
          </table:table-cell>
          <table:table-cell office:value-type="string" calcext:value-type="string">
            <text:p>5327 Shields Rd, Canfield, Ohio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Jun, 18, 2022</text:p>
          </table:table-cell>
          <table:table-cell office:value-type="string" calcext:value-type="string">
            <text:p>410 McClurg Road, Youngstow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Jun, 18, 2022</text:p>
          </table:table-cell>
          <table:table-cell office:value-type="string" calcext:value-type="string">
            <text:p>5327 Shields Rd, Canfield, Ohio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Jun, 19, 2022</text:p>
          </table:table-cell>
          <table:table-cell office:value-type="string" calcext:value-type="string">
            <text:p>410 McClurg Road, Youngstow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Jun, 19, 2022</text:p>
          </table:table-cell>
          <table:table-cell office:value-type="string" calcext:value-type="string">
            <text:p>5327 Shields Rd, Canfield, Ohio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Jul, 01, 2022</text:p>
          </table:table-cell>
          <table:table-cell office:value-type="string" calcext:value-type="string">
            <text:p>Gnadenhutte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Jul, 02, 2022</text:p>
          </table:table-cell>
          <table:table-cell office:value-type="string" calcext:value-type="string">
            <text:p>Gnadenhutte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Jul, 03, 2022</text:p>
          </table:table-cell>
          <table:table-cell office:value-type="string" calcext:value-type="string">
            <text:p>Gnadenhutte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Jul, 08, 2022</text:p>
          </table:table-cell>
          <table:table-cell office:value-type="string" calcext:value-type="string">
            <text:p>800 Gillmer Road, Leavittsburg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office:value-type="string" calcext:value-type="string">
            <text:p>Jul, 09, 2022</text:p>
          </table:table-cell>
          <table:table-cell office:value-type="string" calcext:value-type="string">
            <text:p>Victory Sports Park, Victory Lane, North Ridgeville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Jul, 09, 2022</text:p>
          </table:table-cell>
          <table:table-cell office:value-type="string" calcext:value-type="string">
            <text:p>800 Gillmer Road, Leavittsburg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office:value-type="string" calcext:value-type="string">
            <text:p>Jul, 10, 2022</text:p>
          </table:table-cell>
          <table:table-cell office:value-type="string" calcext:value-type="string">
            <text:p>Victory Sports Park, Victory Lane, North Ridgeville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Jul, 10, 2022</text:p>
          </table:table-cell>
          <table:table-cell office:value-type="string" calcext:value-type="string">
            <text:p>800 Gillmer Road, Leavittsburg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office:value-type="string" calcext:value-type="string">
            <text:p>Jul, 16, 2022</text:p>
          </table:table-cell>
          <table:table-cell office:value-type="string" calcext:value-type="string">
            <text:p>200 North Poplar Street, Jefferso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office:value-type="string" calcext:value-type="string">
            <text:p>Jul, 17, 2022</text:p>
          </table:table-cell>
          <table:table-cell office:value-type="string" calcext:value-type="string">
            <text:p>200 North Poplar Street, Jefferson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Jul, 21, 2022</text:p>
          </table:table-cell>
          <table:table-cell office:value-type="string" calcext:value-type="string">
            <text:p>Lou Berliner Sports Park, Greenlawn Avenue, Columbus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Jul, 22, 2022</text:p>
          </table:table-cell>
          <table:table-cell office:value-type="string" calcext:value-type="string">
            <text:p>Mayfield, Ohio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Jul, 22, 2022</text:p>
          </table:table-cell>
          <table:table-cell office:value-type="string" calcext:value-type="string">
            <text:p>Lou Berliner Sports Park, Greenlawn Avenue, Columbus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Jul, 23, 2022</text:p>
          </table:table-cell>
          <table:table-cell office:value-type="string" calcext:value-type="string">
            <text:p>Mayfield, Ohio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Jul, 23, 2022</text:p>
          </table:table-cell>
          <table:table-cell office:value-type="string" calcext:value-type="string">
            <text:p>Lou Berliner Sports Park, Greenlawn Avenue, Columbus, OH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Jul, 24, 2022</text:p>
          </table:table-cell>
          <table:table-cell office:value-type="string" calcext:value-type="string">
            <text:p>Mayfield, Ohio, US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Jul, 24, 2022</text:p>
          </table:table-cell>
          <table:table-cell office:value-type="string" calcext:value-type="string">
            <text:p>Lou Berliner Sports Park, Greenlawn Avenue, Columbus, OH, USA</text:p>
          </table:table-cell>
          <table:table-cell table:number-columns-repeated="1007"/>
        </table:table-row>
        <table:table-row table:style-name="ro1" table:number-rows-repeated="1048525">
          <table:table-cell table:number-columns-repeated="1011"/>
        </table:table-row>
        <table:table-row table:style-name="ro2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original" table:style-name="ta1">
        <office:forms form:automatic-focus="false" form:apply-design-mode="false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9" table:default-cell-style-name="ce5"/>
        <table:table-column table:style-name="co21" table:default-cell-style-name="ce5"/>
        <table:table-column table:style-name="co23" table:default-cell-style-name="ce5"/>
        <table:table-column table:style-name="co22" table:default-cell-style-name="ce5"/>
        <table:table-column table:style-name="co24" table:default-cell-style-name="ce5"/>
        <table:table-column table:style-name="co22" table:default-cell-style-name="ce5"/>
        <table:table-column table:style-name="co25" table:default-cell-style-name="ce5"/>
        <table:table-column table:style-name="co19" table:default-cell-style-name="ce5"/>
        <table:table-column table:style-name="co26" table:default-cell-style-name="ce5"/>
        <table:table-column table:style-name="co27" table:default-cell-style-name="ce5"/>
        <table:table-column table:style-name="co5" table:number-columns-repeated="1007" table:default-cell-style-name="Default"/>
        <table:table-row table:style-name="ro1">
          <table:table-cell table:style-name="ce3" office:value-type="string" calcext:value-type="string">
            <text:p>Team</text:p>
          </table:table-cell>
          <table:table-cell table:style-name="ce3" office:value-type="string" calcext:value-type="string">
            <text:p>Event Name</text:p>
          </table:table-cell>
          <table:table-cell table:style-name="ce3" office:value-type="string" calcext:value-type="string">
            <text:p>Team Type</text:p>
          </table:table-cell>
          <table:table-cell table:style-name="ce3" office:value-type="string" calcext:value-type="string">
            <text:p>Event Type</text:p>
          </table:table-cell>
          <table:table-cell table:style-name="ce3" office:value-type="string" calcext:value-type="string">
            <text:p>Opponent Team Name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Start Time</text:p>
          </table:table-cell>
          <table:table-cell table:style-name="ce3" office:value-type="string" calcext:value-type="string">
            <text:p>End Time</text:p>
          </table:table-cell>
          <table:table-cell table:style-name="ce3" office:value-type="string" calcext:value-type="string">
            <text:p>Venue</text:p>
          </table:table-cell>
          <table:table-cell table:style-name="ce3" office:value-type="string" calcext:value-type="string">
            <text:p>Duration</text:p>
          </table:table-cell>
          <table:table-cell table:style-name="ce3" office:value-type="string" calcext:value-type="string">
            <text:p>Going</text:p>
          </table:table-cell>
          <table:table-cell table:style-name="ce3" office:value-type="string" calcext:value-type="string">
            <text:p>Early Release</text:p>
          </table:table-cell>
          <table:table-cell table:style-name="ce3" office:value-type="string" calcext:value-type="string">
            <text:p>Depart Time</text:p>
          </table:table-cell>
          <table:table-cell table:style-name="ce3" office:value-type="string" calcext:value-type="string">
            <text:p>Transports</text:p>
          </table:table-cell>
          <table:table-cell table:style-name="ce3" office:value-type="string" calcext:value-type="string">
            <text:p>Details</text:p>
          </table:table-cell>
          <table:table-cell table:style-name="ce3" office:value-type="string" calcext:value-type="string">
            <text:p>scor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ll Ball League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Oct, 17, 2021</text:p>
          </table:table-cell>
          <table:table-cell office:value-type="string" calcext:value-type="string">
            <text:p>10:30 am</text:p>
          </table:table-cell>
          <table:table-cell/>
          <table:table-cell office:value-type="string" calcext:value-type="string">
            <text:p>461 Jones Street Southeast, Hubbard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single elimination day. Vs Silver Creek Schneid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Pumpkin Smash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Oct, 23, 2021</text:p>
          </table:table-cell>
          <table:table-cell office:value-type="string" calcext:value-type="string">
            <text:p>09:00 am</text:p>
          </table:table-cell>
          <table:table-cell/>
          <table:table-cell office:value-type="string" calcext:value-type="string">
            <text:p>800 Gillmer Road, Leavittsburg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9:00am vs Gold Gloves Academy </text:p>
            <text:p>12:00pm Quakes 08</text:p>
            <text:p>Next game 1:30pm or 3:00pm depending on seedi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Shamrock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r, 19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739 Upper Fredericktown Road, Mount Verno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1 day Class C tournament. Please note that players and coaches enter for free. There is a $6.00 cover for adults and children over 12 at the door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Apr, 0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ll of Fame Fitness Center, Roberts Avenue Northwest, Canto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Hall Of Fame Indoor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Apr, 0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ll of Fame Fitness Center, Roberts Avenue Northwest, Canto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9 - 12U</text:p>
          </table:table-cell>
          <table:table-cell office:value-type="string" calcext:value-type="string">
            <text:p>Ytown Mayhem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Apr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Harding Park, Roosevelt Drive, Hubbar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07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Gracie Fields, Cook Road, Root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07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racie Fields, 3540 Cook Road, Rootstow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Racers Early Bird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08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Gracie Fields, Cook Road, Root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Racers Fastpitch Early Bird Tournamen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08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racie Fields, 3540 Cook Road, Rootstow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1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s will be determined once schedule is release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hoose Joy Tounr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15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cCune Park, Shields Road, Canfield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s will be determined once schedule is released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20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Stow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1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Stow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Ohio Spring Fev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Stow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May, 27, 2022</text:p>
          </table:table-cell>
          <table:table-cell office:value-type="string" calcext:value-type="string">
            <text:p>05:00 pm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May, 28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5th Annual Memorial Classic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May, 29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03, 2022</text:p>
          </table:table-cell>
          <table:table-cell office:value-type="string" calcext:value-type="string">
            <text:p>06:00 pm</text:p>
          </table:table-cell>
          <table:table-cell/>
          <table:table-cell office:value-type="string" calcext:value-type="string">
            <text:p>Tallmadg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<text:s/>Time, <text:s/>Opponent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Streetsboro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tournament is a 5 game guarantee. We will play either in Streetsboro or Rootst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04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Tallmadg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<text:s/>Time, <text:s/>Opponent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Mapleleaf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05, 2022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Streetsboro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tournament is a 5 game guarantee. We will play either in Streetsboro or Rootstow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Tallmadge T-Town Showd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05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Tallmadge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10, 2022</text:p>
          </table:table-cell>
          <table:table-cell office:value-type="string" calcext:value-type="string">
            <text:p>06:00 pm</text:p>
          </table:table-cell>
          <table:table-cell/>
          <table:table-cell office:value-type="string" calcext:value-type="string">
            <text:p>Hud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City is Hudson, 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11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Hud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At Barlow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12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Hud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17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410 McClurg Road, Young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weeke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17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5327 Shields Rd, Canfield, Ohio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BIG TOURNAMENT. Expect to play Early Friday. Opponent, Time, <text:s/>Address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n, 17, 2022</text:p>
          </table:table-cell>
          <table:table-cell office:value-type="string" calcext:value-type="string">
            <text:p>09:00 am</text:p>
          </table:table-cell>
          <table:table-cell/>
          <table:table-cell office:value-type="string" calcext:value-type="string">
            <text:p>5327 Shields Rd, Canfield, Ohio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BIG TOURNAMENT. Expect to play Early Friday. Opponent, Time, <text:s/>Address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18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410 McClurg Road, Young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weeke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n, 18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5327 Shields Rd, Canfield, Ohio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, Address <text:s/>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Father’s Day Win Some Bling Tourna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19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410 McClurg Road, Youngstown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4 game guarantee weekend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Father's Day Blast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n, 19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5327 Shields Rd, Canfield, Ohio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l, 01, 2022</text:p>
          </table:table-cell>
          <table:table-cell office:value-type="string" calcext:value-type="string">
            <text:p>05:00 pm</text:p>
          </table:table-cell>
          <table:table-cell/>
          <table:table-cell office:value-type="string" calcext:value-type="string">
            <text:p>Gnadenhutte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, <text:s/>Address TBA.. This Tournament is only 3G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02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nadenhutte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Address, Time, Opponent TBA. This tournament is only 3G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Apple Pie Charity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03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Gnadenhutte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l, 08, 2022</text:p>
          </table:table-cell>
          <table:table-cell office:value-type="string" calcext:value-type="string">
            <text:p>05:30 pm</text:p>
          </table:table-cell>
          <table:table-cell/>
          <table:table-cell office:value-type="string" calcext:value-type="string">
            <text:p>800 Gillmer Road, Leavittsburg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09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6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09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800 Gillmer Road, Leavittsburg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. We will play 1st game Saturday morning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Cinderella Classic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10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Victory Sports Park, Victory Lane, North Ridgeville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6 game guarantee tourname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Battle In The Burg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10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800 Gillmer Road, Leavittsburg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16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200 North Poplar Street, Jeffer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Showdown At J-Town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17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200 North Poplar Street, Jefferson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Thursday</text:p>
          </table:table-cell>
          <table:table-cell office:value-type="string" calcext:value-type="string">
            <text:p>Jul, 21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Lou Berliner Sports Park, Greenlawn Avenue, Columbus, OH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14u world series clinic, followed by skills competition.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l, 22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ayfield, Ohio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4 game guarantee. All proceeds will benefit the American Cancer Societ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Friday</text:p>
          </table:table-cell>
          <table:table-cell office:value-type="string" calcext:value-type="string">
            <text:p>Jul, 22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Lou Berliner Sports Park, Greenlawn Avenue, Columbus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Game 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23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ayfield, Ohio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4 game guarantee. All proceeds will benefit the American Cancer Societ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aturday</text:p>
          </table:table-cell>
          <table:table-cell office:value-type="string" calcext:value-type="string">
            <text:p>Jul, 23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Lou Berliner Sports Park, Greenlawn Avenue, Columbus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ime, Opponent TB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12 - 10U</text:p>
          </table:table-cell>
          <table:table-cell office:value-type="string" calcext:value-type="string">
            <text:p>Hope’s Turn At Ba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24, 2022</text:p>
          </table:table-cell>
          <table:table-cell office:value-type="string" calcext:value-type="string">
            <text:p>All Day</text:p>
          </table:table-cell>
          <table:table-cell/>
          <table:table-cell office:value-type="string" calcext:value-type="string">
            <text:p>Mayfield, Ohio, USA</text:p>
          </table:table-cell>
          <table:table-cell office:value-type="string" calcext:value-type="string">
            <text:p>23 hr 59 min 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a 4 game guarantee. All proceeds will benefit the American Cancer Society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IRE FASTPITCH 2007 - 14U</text:p>
          </table:table-cell>
          <table:table-cell office:value-type="string" calcext:value-type="string">
            <text:p>World Series 14u</text:p>
          </table:table-cell>
          <table:table-cell office:value-type="string" calcext:value-type="string">
            <text:p>Softball</text:p>
          </table:table-cell>
          <table:table-cell office:value-type="string" calcext:value-type="string">
            <text:p>TOURNAMENT</text:p>
          </table:table-cell>
          <table:table-cell/>
          <table:table-cell office:value-type="string" calcext:value-type="string">
            <text:p>Sunday</text:p>
          </table:table-cell>
          <table:table-cell office:value-type="string" calcext:value-type="string">
            <text:p>Jul, 24, 2022</text:p>
          </table:table-cell>
          <table:table-cell office:value-type="string" calcext:value-type="string">
            <text:p>08:00 am</text:p>
          </table:table-cell>
          <table:table-cell/>
          <table:table-cell office:value-type="string" calcext:value-type="string">
            <text:p>Lou Berliner Sports Park, Greenlawn Avenue, Columbus, OH, U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Not Set</text:p>
          </table:table-cell>
          <table:table-cell table:number-columns-repeated="3"/>
          <table:table-cell office:value-type="string" calcext:value-type="string">
            <text:p>This is Elimination day</text:p>
          </table:table-cell>
          <table:table-cell table:number-columns-repeated="100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ady_for_upload.A1:ready_for_upload.D2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fo:font-size="14pt" style:font-size-asian="14pt" style:font-name-complex="Calibri" style:font-family-complex="Calibri" style:font-size-complex="14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first-page-number="continue" loext:scale-to-X="1" loext:scale-to-Y="1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 style:data-style-name="N2" text:time-value="13:48:19.265525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am-events" style:display-name="PageStyle_team-ev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Instateam_Events</dc:title>
    <dc:subject>Spreadsheet export</dc:subject>
    <meta:keyword>InstaTeam</meta:keyword>
    <meta:keyword>excel</meta:keyword>
    <meta:keyword>export</meta:keyword>
    <dc:description>Default spreadsheet export</dc:description>
    <meta:initial-creator>InstaTeam</meta:initial-creator>
    <meta:creation-date>2022-02-20T10:15:40</meta:creation-date>
    <dc:date>2022-02-20T15:18:24.726362304</dc:date>
    <meta:editing-duration>PT12M8S</meta:editing-duration>
    <meta:editing-cycles>2</meta:editing-cycles>
    <meta:generator>LibreOffice/6.4.7.2$Linux_X86_64 LibreOffice_project/40$Build-2</meta:generator>
    <meta:document-statistic meta:table-count="5" meta:cell-count="1554" meta:object-count="0"/>
  </office:meta>
</office:document-meta>
</file>